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5cm"/>
    </style:style>
    <style:style style:name="Table1.B" style:family="table-column">
      <style:table-column-properties style:column-width="8.51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fo:font-weight="bold" officeooo:rsid="005a030f" officeooo:paragraph-rsid="005a030f" style:font-size-asian="12pt" style:font-weight-asian="bold" style:font-size-complex="12pt" style:font-weight-complex="bold"/>
    </style:style>
    <style:style style:name="P2" style:family="paragraph" style:parent-style-name="Preformatted_20_Text">
      <style:text-properties fo:font-size="12pt" fo:font-weight="bold" officeooo:rsid="005dcbf3" officeooo:paragraph-rsid="005dcbf3" style:font-size-asian="12pt" style:font-weight-asian="bold" style:font-size-complex="12pt" style:font-weight-complex="bold"/>
    </style:style>
    <style:style style:name="P3" style:family="paragraph" style:parent-style-name="Preformatted_20_Text">
      <style:text-properties fo:font-size="12pt" fo:font-weight="bold" officeooo:rsid="005dda9c" officeooo:paragraph-rsid="005dda9c" style:font-size-asian="12pt" style:font-weight-asian="bold" style:font-size-complex="12pt" style:font-weight-complex="bold"/>
    </style:style>
    <style:style style:name="P4" style:family="paragraph" style:parent-style-name="Preformatted_20_Text">
      <style:text-properties fo:font-size="12pt" fo:font-weight="bold" officeooo:rsid="00852571" officeooo:paragraph-rsid="0081d466" style:font-size-asian="10.5pt" style:font-weight-asian="bold" style:font-size-complex="12pt" style:font-weight-complex="bold"/>
    </style:style>
    <style:style style:name="P5" style:family="paragraph" style:parent-style-name="Preformatted_20_Text">
      <style:text-properties fo:font-size="12pt" fo:font-weight="bold" officeooo:rsid="00888c8e" officeooo:paragraph-rsid="00888c8e" style:font-size-asian="10.5pt" style:font-weight-asian="bold" style:font-size-complex="12pt" style:font-weight-complex="bold"/>
    </style:style>
    <style:style style:name="P6" style:family="paragraph" style:parent-style-name="Preformatted_20_Text">
      <style:text-properties fo:font-size="12pt" fo:font-weight="normal" officeooo:rsid="00021224" officeooo:paragraph-rsid="000e4715" style:font-size-asian="12pt" style:font-weight-asian="normal" style:font-size-complex="12pt" style:font-weight-complex="normal"/>
    </style:style>
    <style:style style:name="P7" style:family="paragraph" style:parent-style-name="Preformatted_20_Text">
      <style:text-properties fo:font-size="12pt" fo:font-weight="normal" officeooo:rsid="00021224" officeooo:paragraph-rsid="000efd06" style:font-size-asian="12pt" style:font-weight-asian="normal" style:font-size-complex="12pt" style:font-weight-complex="normal"/>
    </style:style>
    <style:style style:name="P8" style:family="paragraph" style:parent-style-name="Preformatted_20_Text">
      <style:text-properties fo:font-size="12pt" fo:font-weight="normal" officeooo:rsid="00021224" officeooo:paragraph-rsid="00137c18" style:font-size-asian="12pt" style:font-weight-asian="normal" style:font-size-complex="12pt" style:font-weight-complex="normal"/>
    </style:style>
    <style:style style:name="P9" style:family="paragraph" style:parent-style-name="Preformatted_20_Text">
      <style:text-properties fo:font-size="12pt" fo:font-weight="normal" officeooo:rsid="00021224" officeooo:paragraph-rsid="0013d6d1" style:font-size-asian="12pt" style:font-weight-asian="normal" style:font-size-complex="12pt" style:font-weight-complex="normal"/>
    </style:style>
    <style:style style:name="P10" style:family="paragraph" style:parent-style-name="Preformatted_20_Text">
      <style:text-properties fo:font-size="12pt" fo:font-weight="normal" officeooo:rsid="00021224" officeooo:paragraph-rsid="0015c66b" style:font-size-asian="12pt" style:font-weight-asian="normal" style:font-size-complex="12pt" style:font-weight-complex="normal"/>
    </style:style>
    <style:style style:name="P11" style:family="paragraph" style:parent-style-name="Preformatted_20_Text">
      <style:text-properties fo:font-size="12pt" fo:font-weight="normal" officeooo:rsid="00021224" officeooo:paragraph-rsid="0016c86c" style:font-size-asian="12pt" style:font-weight-asian="normal" style:font-size-complex="12pt" style:font-weight-complex="normal"/>
    </style:style>
    <style:style style:name="P12" style:family="paragraph" style:parent-style-name="Preformatted_20_Text">
      <style:text-properties fo:font-size="12pt" fo:font-weight="normal" officeooo:rsid="00021224" officeooo:paragraph-rsid="0025921b" style:font-size-asian="12pt" style:font-weight-asian="normal" style:font-size-complex="12pt" style:font-weight-complex="normal"/>
    </style:style>
    <style:style style:name="P13" style:family="paragraph" style:parent-style-name="Preformatted_20_Text">
      <style:text-properties fo:font-size="12pt" fo:font-weight="normal" officeooo:rsid="00021224" officeooo:paragraph-rsid="00292ebe" style:font-size-asian="12pt" style:font-weight-asian="normal" style:font-size-complex="12pt" style:font-weight-complex="normal"/>
    </style:style>
    <style:style style:name="P14" style:family="paragraph" style:parent-style-name="Preformatted_20_Text">
      <style:text-properties fo:font-size="12pt" fo:font-weight="normal" officeooo:rsid="000eaf9d" officeooo:paragraph-rsid="000eaf9d" style:font-size-asian="12pt" style:font-weight-asian="normal" style:font-size-complex="12pt" style:font-weight-complex="normal"/>
    </style:style>
    <style:style style:name="P15" style:family="paragraph" style:parent-style-name="Preformatted_20_Text">
      <style:text-properties fo:font-size="12pt" fo:font-weight="normal" officeooo:rsid="00137c18" officeooo:paragraph-rsid="00137c18" style:font-size-asian="12pt" style:font-weight-asian="normal" style:font-size-complex="12pt" style:font-weight-complex="normal"/>
    </style:style>
    <style:style style:name="P16" style:family="paragraph" style:parent-style-name="Preformatted_20_Text">
      <style:text-properties fo:font-size="12pt" fo:font-weight="normal" officeooo:rsid="0013d6d1" officeooo:paragraph-rsid="00137c18" style:font-size-asian="12pt" style:font-weight-asian="normal" style:font-size-complex="12pt" style:font-weight-complex="normal"/>
    </style:style>
    <style:style style:name="P17" style:family="paragraph" style:parent-style-name="Preformatted_20_Text">
      <style:text-properties fo:font-size="12pt" fo:font-weight="normal" officeooo:rsid="0013d6d1" officeooo:paragraph-rsid="0013d6d1" style:font-size-asian="12pt" style:font-weight-asian="normal" style:font-size-complex="12pt" style:font-weight-complex="normal"/>
    </style:style>
    <style:style style:name="P18" style:family="paragraph" style:parent-style-name="Preformatted_20_Text">
      <style:text-properties fo:font-size="12pt" fo:font-weight="normal" officeooo:rsid="000bc228" officeooo:paragraph-rsid="000bc228" style:font-size-asian="12pt" style:font-weight-asian="normal" style:font-size-complex="12pt" style:font-weight-complex="normal"/>
    </style:style>
    <style:style style:name="P19" style:family="paragraph" style:parent-style-name="Preformatted_20_Text">
      <style:text-properties fo:font-size="12pt" fo:font-weight="normal" officeooo:rsid="000e1db7" officeooo:paragraph-rsid="000e1db7" style:font-size-asian="12pt" style:font-weight-asian="normal" style:font-size-complex="12pt" style:font-weight-complex="normal"/>
    </style:style>
    <style:style style:name="P20" style:family="paragraph" style:parent-style-name="Preformatted_20_Text">
      <style:text-properties fo:font-size="12pt" fo:font-weight="normal" officeooo:paragraph-rsid="00137c18" style:font-size-asian="12pt" style:font-weight-asian="normal" style:font-size-complex="12pt" style:font-weight-complex="normal"/>
    </style:style>
    <style:style style:name="P21" style:family="paragraph" style:parent-style-name="Preformatted_20_Text">
      <style:text-properties fo:font-size="12pt" fo:font-weight="normal" officeooo:rsid="002b1c67" officeooo:paragraph-rsid="002b1c67" style:font-size-asian="12pt" style:font-weight-asian="normal" style:font-size-complex="12pt" style:font-weight-complex="normal"/>
    </style:style>
    <style:style style:name="P22" style:family="paragraph" style:parent-style-name="Preformatted_20_Text">
      <style:text-properties fo:font-size="12pt" fo:font-weight="normal" officeooo:rsid="002ce7d4" officeooo:paragraph-rsid="002ce7d4" style:font-size-asian="12pt" style:font-weight-asian="normal" style:font-size-complex="12pt" style:font-weight-complex="normal"/>
    </style:style>
    <style:style style:name="P23" style:family="paragraph" style:parent-style-name="Preformatted_20_Text">
      <style:text-properties fo:font-size="12pt" fo:font-weight="normal" officeooo:rsid="00375494" officeooo:paragraph-rsid="00375494" style:font-size-asian="12pt" style:font-weight-asian="normal" style:font-size-complex="12pt" style:font-weight-complex="normal"/>
    </style:style>
    <style:style style:name="P24" style:family="paragraph" style:parent-style-name="Preformatted_20_Text">
      <style:text-properties fo:font-size="12pt" fo:font-weight="normal" officeooo:rsid="003ca9a0" officeooo:paragraph-rsid="003ca9a0" style:font-size-asian="12pt" style:font-weight-asian="normal" style:font-size-complex="12pt" style:font-weight-complex="normal"/>
    </style:style>
    <style:style style:name="P25" style:family="paragraph" style:parent-style-name="Preformatted_20_Text">
      <style:text-properties fo:font-size="12pt" fo:font-weight="normal" officeooo:rsid="003f063e" officeooo:paragraph-rsid="003f063e" style:font-size-asian="12pt" style:font-weight-asian="normal" style:font-size-complex="12pt" style:font-weight-complex="normal"/>
    </style:style>
    <style:style style:name="P26" style:family="paragraph" style:parent-style-name="Preformatted_20_Text">
      <style:text-properties fo:font-size="12pt" fo:font-weight="normal" officeooo:rsid="003f15ed" officeooo:paragraph-rsid="003f15ed" style:font-size-asian="12pt" style:font-weight-asian="normal" style:font-size-complex="12pt" style:font-weight-complex="normal"/>
    </style:style>
    <style:style style:name="P27" style:family="paragraph" style:parent-style-name="Preformatted_20_Text">
      <style:text-properties fo:font-size="12pt" fo:font-weight="normal" officeooo:rsid="003f632c" officeooo:paragraph-rsid="003f632c" style:font-size-asian="12pt" style:font-weight-asian="normal" style:font-size-complex="12pt" style:font-weight-complex="normal"/>
    </style:style>
    <style:style style:name="P28" style:family="paragraph" style:parent-style-name="Preformatted_20_Text">
      <style:text-properties fo:font-size="12pt" fo:font-weight="normal" officeooo:rsid="00400bde" officeooo:paragraph-rsid="00400bde" style:font-size-asian="12pt" style:font-weight-asian="normal" style:font-size-complex="12pt" style:font-weight-complex="normal"/>
    </style:style>
    <style:style style:name="P29" style:family="paragraph" style:parent-style-name="Preformatted_20_Text">
      <style:text-properties fo:font-size="12pt" fo:font-weight="normal" officeooo:rsid="00400bde" officeooo:paragraph-rsid="00580977" style:font-size-asian="12pt" style:font-weight-asian="normal" style:font-size-complex="12pt" style:font-weight-complex="normal"/>
    </style:style>
    <style:style style:name="P30" style:family="paragraph" style:parent-style-name="Preformatted_20_Text">
      <style:text-properties fo:font-size="12pt" fo:font-weight="normal" officeooo:rsid="004d6bd8" officeooo:paragraph-rsid="004d6bd8" style:font-size-asian="12pt" style:font-weight-asian="normal" style:font-size-complex="12pt" style:font-weight-complex="normal"/>
    </style:style>
    <style:style style:name="P31" style:family="paragraph" style:parent-style-name="Preformatted_20_Text">
      <style:text-properties fo:font-size="12pt" fo:font-weight="normal" officeooo:rsid="004fb0fb" officeooo:paragraph-rsid="004fb0fb" style:font-size-asian="12pt" style:font-weight-asian="normal" style:font-size-complex="12pt" style:font-weight-complex="normal"/>
    </style:style>
    <style:style style:name="P32" style:family="paragraph" style:parent-style-name="Preformatted_20_Text">
      <style:text-properties fo:font-size="12pt" fo:font-weight="normal" officeooo:rsid="0051b122" officeooo:paragraph-rsid="0051b122" style:font-size-asian="12pt" style:font-weight-asian="normal" style:font-size-complex="12pt" style:font-weight-complex="normal"/>
    </style:style>
    <style:style style:name="P33" style:family="paragraph" style:parent-style-name="Preformatted_20_Text">
      <style:text-properties fo:font-size="12pt" fo:font-weight="normal" officeooo:rsid="005308b1" officeooo:paragraph-rsid="005447db" style:font-size-asian="12pt" style:font-weight-asian="normal" style:font-size-complex="12pt" style:font-weight-complex="normal"/>
    </style:style>
    <style:style style:name="P34" style:family="paragraph" style:parent-style-name="Preformatted_20_Text">
      <style:text-properties fo:font-size="12pt" fo:font-weight="normal" officeooo:rsid="006041a1" officeooo:paragraph-rsid="006041a1" style:font-size-asian="12pt" style:font-weight-asian="normal" style:font-size-complex="12pt" style:font-weight-complex="normal"/>
    </style:style>
    <style:style style:name="P35" style:family="paragraph" style:parent-style-name="Preformatted_20_Text">
      <style:text-properties fo:font-size="12pt" fo:font-weight="normal" officeooo:rsid="0089ad7f" officeooo:paragraph-rsid="0089ad7f" style:font-size-asian="10.5pt" style:font-weight-asian="normal" style:font-size-complex="12pt" style:font-weight-complex="normal"/>
    </style:style>
    <style:style style:name="P36" style:family="paragraph" style:parent-style-name="Preformatted_20_Text">
      <style:text-properties fo:font-size="12pt" fo:font-weight="normal" officeooo:rsid="008b8d96" officeooo:paragraph-rsid="008b8d96" style:font-size-asian="10.5pt" style:font-weight-asian="normal" style:font-size-complex="12pt" style:font-weight-complex="normal"/>
    </style:style>
    <style:style style:name="P37" style:family="paragraph" style:parent-style-name="Preformatted_20_Text">
      <style:text-properties fo:font-size="12pt" officeooo:paragraph-rsid="0025921b" style:font-size-asian="12pt" style:font-size-complex="12pt"/>
    </style:style>
    <style:style style:name="P38" style:family="paragraph" style:parent-style-name="Preformatted_20_Text">
      <style:text-properties fo:font-size="12pt" officeooo:paragraph-rsid="002ce7d4" style:font-size-asian="12pt" style:font-size-complex="12pt"/>
    </style:style>
    <style:style style:name="P39" style:family="paragraph" style:parent-style-name="Preformatted_20_Text">
      <style:text-properties fo:font-size="12pt" officeooo:paragraph-rsid="002d12ae" style:font-size-asian="12pt" style:font-size-complex="12pt"/>
    </style:style>
    <style:style style:name="P40" style:family="paragraph" style:parent-style-name="Preformatted_20_Text">
      <style:text-properties fo:font-size="12pt" officeooo:paragraph-rsid="002fdb8f" style:font-size-asian="12pt" style:font-size-complex="12pt"/>
    </style:style>
    <style:style style:name="P41" style:family="paragraph" style:parent-style-name="Preformatted_20_Text">
      <style:text-properties fo:font-size="12pt" officeooo:paragraph-rsid="0031c4dd" style:font-size-asian="12pt" style:font-size-complex="12pt"/>
    </style:style>
    <style:style style:name="P42" style:family="paragraph" style:parent-style-name="Preformatted_20_Text">
      <style:text-properties fo:font-size="12pt" officeooo:paragraph-rsid="006041a1" style:font-size-asian="12pt" style:font-size-complex="12pt"/>
    </style:style>
    <style:style style:name="P43" style:family="paragraph" style:parent-style-name="Preformatted_20_Text">
      <style:text-properties fo:font-size="12pt" officeooo:rsid="0061e0e8" officeooo:paragraph-rsid="0063417d" style:font-size-asian="12pt" style:font-size-complex="12pt"/>
    </style:style>
    <style:style style:name="P44" style:family="paragraph" style:parent-style-name="Preformatted_20_Text">
      <style:text-properties fo:font-size="12pt" officeooo:rsid="0064a4ec" officeooo:paragraph-rsid="0064a4ec" style:font-size-asian="12pt" style:font-size-complex="12pt"/>
    </style:style>
    <style:style style:name="P45" style:family="paragraph" style:parent-style-name="Preformatted_20_Text">
      <style:text-properties fo:font-size="12pt" officeooo:rsid="0064bd60" officeooo:paragraph-rsid="0064bd60" style:font-size-asian="12pt" style:font-size-complex="12pt"/>
    </style:style>
    <style:style style:name="P46" style:family="paragraph" style:parent-style-name="Preformatted_20_Text">
      <style:text-properties fo:font-size="12pt" officeooo:rsid="0065468a" officeooo:paragraph-rsid="0065468a" style:font-size-asian="12pt" style:font-size-complex="12pt"/>
    </style:style>
    <style:style style:name="P47" style:family="paragraph" style:parent-style-name="Preformatted_20_Text">
      <style:text-properties fo:font-size="12pt" officeooo:rsid="0065526f" officeooo:paragraph-rsid="0065526f" style:font-size-asian="12pt" style:font-size-complex="12pt"/>
    </style:style>
    <style:style style:name="P48" style:family="paragraph" style:parent-style-name="Preformatted_20_Text">
      <style:text-properties fo:font-size="12pt" officeooo:rsid="0069cf98" officeooo:paragraph-rsid="0069cf98" style:font-size-asian="12pt" style:font-size-complex="12pt"/>
    </style:style>
    <style:style style:name="P49" style:family="paragraph" style:parent-style-name="Preformatted_20_Text">
      <style:text-properties fo:font-size="12pt" officeooo:rsid="006a00ac" officeooo:paragraph-rsid="006a00ac" style:font-size-asian="12pt" style:font-size-complex="12pt"/>
    </style:style>
    <style:style style:name="P50" style:family="paragraph" style:parent-style-name="Preformatted_20_Text">
      <style:text-properties fo:font-size="12pt" officeooo:rsid="006ac765" officeooo:paragraph-rsid="006ac765" style:font-size-asian="12pt" style:font-size-complex="12pt"/>
    </style:style>
    <style:style style:name="P51" style:family="paragraph" style:parent-style-name="Preformatted_20_Text">
      <style:text-properties fo:font-size="12pt" officeooo:rsid="006c931a" officeooo:paragraph-rsid="006c931a" style:font-size-asian="12pt" style:font-size-complex="12pt"/>
    </style:style>
    <style:style style:name="P52" style:family="paragraph" style:parent-style-name="Preformatted_20_Text">
      <style:text-properties fo:font-size="12pt" officeooo:rsid="0063417d" officeooo:paragraph-rsid="0063417d" style:font-size-asian="12pt" style:font-size-complex="12pt"/>
    </style:style>
    <style:style style:name="P53" style:family="paragraph" style:parent-style-name="Preformatted_20_Text">
      <style:text-properties fo:font-size="12pt" officeooo:paragraph-rsid="00b0154c" style:font-size-asian="12pt" style:font-size-complex="12pt"/>
    </style:style>
    <style:style style:name="P54" style:family="paragraph" style:parent-style-name="Preformatted_20_Text">
      <style:text-properties fo:font-size="12pt" officeooo:rsid="00b06295" officeooo:paragraph-rsid="00b165a2" style:font-size-asian="12pt" style:font-size-complex="12pt"/>
    </style:style>
    <style:style style:name="P55" style:family="paragraph" style:parent-style-name="Preformatted_20_Text">
      <style:text-properties fo:font-size="12pt" officeooo:rsid="00b165a2" officeooo:paragraph-rsid="00b165a2" style:font-size-asian="12pt" style:font-size-complex="12pt"/>
    </style:style>
    <style:style style:name="P56" style:family="paragraph" style:parent-style-name="Preformatted_20_Text">
      <style:text-properties fo:font-size="12pt" officeooo:rsid="00ac6a04" officeooo:paragraph-rsid="00ac6a04" style:font-size-asian="12pt" style:font-size-complex="12pt"/>
    </style:style>
    <style:style style:name="P57" style:family="paragraph" style:parent-style-name="Preformatted_20_Text">
      <style:text-properties fo:font-size="12pt" officeooo:rsid="00adb5bd" officeooo:paragraph-rsid="00adb5bd" style:font-size-asian="12pt" style:font-size-complex="12pt"/>
    </style:style>
    <style:style style:name="P58" style:family="paragraph" style:parent-style-name="Preformatted_20_Text">
      <style:text-properties fo:font-size="12pt" officeooo:rsid="00b4b203" officeooo:paragraph-rsid="00b165a2" style:font-size-asian="12pt" style:font-size-complex="12pt"/>
    </style:style>
    <style:style style:name="P59" style:family="paragraph" style:parent-style-name="Preformatted_20_Text">
      <style:text-properties fo:font-size="12pt" officeooo:rsid="00b659e7" officeooo:paragraph-rsid="00b659e7" style:font-size-asian="12pt" style:font-size-complex="12pt"/>
    </style:style>
    <style:style style:name="P60" style:family="paragraph" style:parent-style-name="Preformatted_20_Text">
      <style:text-properties fo:font-size="12pt" officeooo:rsid="00b76a47" officeooo:paragraph-rsid="00b76a47" style:font-size-asian="12pt" style:font-size-complex="12pt"/>
    </style:style>
    <style:style style:name="P61" style:family="paragraph" style:parent-style-name="Preformatted_20_Text">
      <style:text-properties fo:font-size="12pt" officeooo:rsid="00bb86a4" officeooo:paragraph-rsid="00b9687a" style:font-size-asian="12pt" style:font-size-complex="12pt"/>
    </style:style>
    <style:style style:name="P62" style:family="paragraph" style:parent-style-name="Preformatted_20_Text">
      <style:text-properties fo:font-size="12pt" officeooo:rsid="00bd53f5" officeooo:paragraph-rsid="00b9687a" style:font-size-asian="12pt" style:font-size-complex="12pt"/>
    </style:style>
    <style:style style:name="P63" style:family="paragraph" style:parent-style-name="Preformatted_20_Text">
      <style:text-properties fo:font-size="12pt" officeooo:rsid="00be9bb9" officeooo:paragraph-rsid="00be9bb9" style:font-size-asian="12pt" style:font-size-complex="12pt"/>
    </style:style>
    <style:style style:name="P64" style:family="paragraph" style:parent-style-name="Preformatted_20_Text">
      <style:text-properties fo:font-size="12pt" officeooo:rsid="00bfbe54" officeooo:paragraph-rsid="00be9bb9" style:font-size-asian="12pt" style:font-size-complex="12pt"/>
    </style:style>
    <style:style style:name="P65" style:family="paragraph" style:parent-style-name="Preformatted_20_Text">
      <style:text-properties fo:font-size="12pt" officeooo:rsid="00c0a17e" officeooo:paragraph-rsid="00be9bb9" style:font-size-asian="12pt" style:font-size-complex="12pt"/>
    </style:style>
    <style:style style:name="P66" style:family="paragraph" style:parent-style-name="Preformatted_20_Text">
      <style:text-properties fo:font-size="12pt" officeooo:rsid="00c3f17f" officeooo:paragraph-rsid="00be9bb9" style:font-size-asian="12pt" style:font-size-complex="12pt"/>
    </style:style>
    <style:style style:name="P67" style:family="paragraph" style:parent-style-name="Preformatted_20_Text">
      <style:text-properties fo:font-size="12pt" officeooo:rsid="00c3f17f" officeooo:paragraph-rsid="00c4ed73" style:font-size-asian="12pt" style:font-size-complex="12pt"/>
    </style:style>
    <style:style style:name="P68" style:family="paragraph" style:parent-style-name="Preformatted_20_Text">
      <style:text-properties fo:font-size="12pt" officeooo:rsid="00c4ed73" officeooo:paragraph-rsid="00c4ed73" style:font-size-asian="12pt" style:font-size-complex="12pt"/>
    </style:style>
    <style:style style:name="P69" style:family="paragraph" style:parent-style-name="Preformatted_20_Text">
      <style:text-properties fo:font-size="12pt" officeooo:rsid="00c851d2" officeooo:paragraph-rsid="00be9bb9" style:font-size-asian="12pt" style:font-size-complex="12pt"/>
    </style:style>
    <style:style style:name="P70" style:family="paragraph" style:parent-style-name="Preformatted_20_Text">
      <style:text-properties fo:font-size="12pt" officeooo:rsid="00c9352b" officeooo:paragraph-rsid="00c9352b" style:font-size-asian="12pt" style:font-size-complex="12pt"/>
    </style:style>
    <style:style style:name="P71" style:family="paragraph" style:parent-style-name="Preformatted_20_Text">
      <style:text-properties fo:font-size="12pt" officeooo:rsid="00ccc0a6" officeooo:paragraph-rsid="00ccc0a6" style:font-size-asian="12pt" style:font-size-complex="12pt"/>
    </style:style>
    <style:style style:name="P72" style:family="paragraph" style:parent-style-name="Preformatted_20_Text">
      <style:text-properties fo:font-size="12pt" officeooo:rsid="00d02fd9" officeooo:paragraph-rsid="00d02fd9" style:font-size-asian="12pt" style:font-size-complex="12pt"/>
    </style:style>
    <style:style style:name="P73" style:family="paragraph" style:parent-style-name="Preformatted_20_Text">
      <style:text-properties fo:font-size="12pt" fo:font-style="normal" officeooo:rsid="0031c4dd" officeooo:paragraph-rsid="0031c4dd" style:font-size-asian="12pt" style:font-style-asian="normal" style:font-size-complex="12pt" style:font-style-complex="normal"/>
    </style:style>
    <style:style style:name="P74" style:family="paragraph" style:parent-style-name="Preformatted_20_Text">
      <style:text-properties fo:font-size="12pt" officeooo:rsid="0073bada" officeooo:paragraph-rsid="0073bada" style:font-size-asian="10.5pt" style:font-size-complex="12pt"/>
    </style:style>
    <style:style style:name="P75" style:family="paragraph" style:parent-style-name="Preformatted_20_Text">
      <style:text-properties fo:font-size="12pt" officeooo:rsid="0078dc32" officeooo:paragraph-rsid="0078dc32" style:font-size-asian="10.5pt" style:font-size-complex="12pt"/>
    </style:style>
    <style:style style:name="P76" style:family="paragraph" style:parent-style-name="Preformatted_20_Text">
      <style:text-properties fo:font-size="12pt" officeooo:rsid="0079aef7" officeooo:paragraph-rsid="0079aef7" style:font-size-asian="10.5pt" style:font-size-complex="12pt"/>
    </style:style>
    <style:style style:name="P77" style:family="paragraph" style:parent-style-name="Preformatted_20_Text">
      <style:text-properties fo:font-size="12pt" officeooo:rsid="007b31c9" officeooo:paragraph-rsid="007b31c9" style:font-size-asian="10.5pt" style:font-size-complex="12pt"/>
    </style:style>
    <style:style style:name="P78" style:family="paragraph" style:parent-style-name="Preformatted_20_Text">
      <style:text-properties fo:font-weight="bold" officeooo:rsid="00888c8e" officeooo:paragraph-rsid="00888c8e" style:font-weight-asian="bold" style:font-weight-complex="bold"/>
    </style:style>
    <style:style style:name="P79" style:family="paragraph" style:parent-style-name="Preformatted_20_Text">
      <style:text-properties fo:font-weight="normal" officeooo:rsid="0089ad7f" officeooo:paragraph-rsid="008b8d96" style:font-weight-asian="normal" style:font-weight-complex="normal"/>
    </style:style>
    <style:style style:name="P80" style:family="paragraph" style:parent-style-name="Preformatted_20_Text">
      <style:text-properties officeooo:paragraph-rsid="0031c4dd"/>
    </style:style>
    <style:style style:name="P81" style:family="paragraph" style:parent-style-name="Preformatted_20_Text">
      <style:text-properties fo:color="#ff3333" fo:font-size="12pt" fo:font-weight="bold" officeooo:rsid="000db160" officeooo:paragraph-rsid="000db160" style:font-size-asian="12pt" style:font-weight-asian="bold" style:font-size-complex="12pt" style:font-weight-complex="bold"/>
    </style:style>
    <style:style style:name="P82" style:family="paragraph" style:parent-style-name="Preformatted_20_Text">
      <style:text-properties fo:color="#ff3333" fo:font-size="12pt" fo:font-weight="bold" officeooo:rsid="000e4715" officeooo:paragraph-rsid="000e4715" style:font-size-asian="12pt" style:font-weight-asian="bold" style:font-size-complex="12pt" style:font-weight-complex="bold"/>
    </style:style>
    <style:style style:name="P83" style:family="paragraph" style:parent-style-name="Preformatted_20_Text">
      <style:text-properties fo:color="#ff3333" fo:font-size="12pt" fo:font-weight="bold" officeooo:rsid="000eaf9d" officeooo:paragraph-rsid="000eaf9d" style:font-size-asian="12pt" style:font-weight-asian="bold" style:font-size-complex="12pt" style:font-weight-complex="bold"/>
    </style:style>
    <style:style style:name="P84" style:family="paragraph" style:parent-style-name="Preformatted_20_Text">
      <style:text-properties fo:color="#ff3333" fo:font-size="12pt" fo:font-weight="bold" officeooo:rsid="00137c18" officeooo:paragraph-rsid="00137c18" style:font-size-asian="12pt" style:font-weight-asian="bold" style:font-size-complex="12pt" style:font-weight-complex="bold"/>
    </style:style>
    <style:style style:name="P85" style:family="paragraph" style:parent-style-name="Preformatted_20_Text">
      <style:text-properties fo:color="#ff3333" fo:font-size="12pt" fo:font-weight="bold" officeooo:rsid="0015c66b" officeooo:paragraph-rsid="0015c66b" style:font-size-asian="12pt" style:font-weight-asian="bold" style:font-size-complex="12pt" style:font-weight-complex="bold"/>
    </style:style>
    <style:style style:name="P86" style:family="paragraph" style:parent-style-name="Preformatted_20_Text">
      <style:text-properties fo:color="#ff3333" fo:font-size="12pt" fo:font-weight="bold" officeooo:rsid="0015c66b" officeooo:paragraph-rsid="0016c86c" style:font-size-asian="12pt" style:font-weight-asian="bold" style:font-size-complex="12pt" style:font-weight-complex="bold"/>
    </style:style>
    <style:style style:name="P87" style:family="paragraph" style:parent-style-name="Preformatted_20_Text">
      <style:text-properties fo:color="#ff3333" fo:font-size="12pt" fo:font-weight="bold" officeooo:rsid="00213114" officeooo:paragraph-rsid="0025921b" style:font-size-asian="12pt" style:font-weight-asian="bold" style:font-size-complex="12pt" style:font-weight-complex="bold"/>
    </style:style>
    <style:style style:name="P88" style:family="paragraph" style:parent-style-name="Preformatted_20_Text">
      <style:text-properties fo:color="#ff3333" fo:font-size="12pt" fo:font-weight="bold" officeooo:rsid="002ce7d4" officeooo:paragraph-rsid="002ce7d4" style:font-size-asian="12pt" style:font-weight-asian="bold" style:font-size-complex="12pt" style:font-weight-complex="bold"/>
    </style:style>
    <style:style style:name="P89" style:family="paragraph" style:parent-style-name="Preformatted_20_Text">
      <style:text-properties fo:color="#ff3333" fo:font-size="12pt" fo:font-weight="bold" officeooo:rsid="002b1c67" officeooo:paragraph-rsid="002b1c67" style:font-size-asian="12pt" style:font-weight-asian="bold" style:font-size-complex="12pt" style:font-weight-complex="bold"/>
    </style:style>
    <style:style style:name="P90" style:family="paragraph" style:parent-style-name="Preformatted_20_Text">
      <style:text-properties fo:color="#ff3333" fo:font-size="12pt" fo:font-weight="bold" officeooo:rsid="00375494" officeooo:paragraph-rsid="00375494" style:font-size-asian="12pt" style:font-weight-asian="bold" style:font-size-complex="12pt" style:font-weight-complex="bold"/>
    </style:style>
    <style:style style:name="P91" style:family="paragraph" style:parent-style-name="Preformatted_20_Text">
      <style:text-properties fo:color="#ff3333" fo:font-size="12pt" fo:font-weight="bold" officeooo:rsid="003ca9a0" officeooo:paragraph-rsid="003ca9a0" style:font-size-asian="12pt" style:font-weight-asian="bold" style:font-size-complex="12pt" style:font-weight-complex="bold"/>
    </style:style>
    <style:style style:name="P92" style:family="paragraph" style:parent-style-name="Preformatted_20_Text">
      <style:text-properties fo:color="#ff3333" fo:font-size="12pt" fo:font-weight="bold" officeooo:rsid="003f063e" officeooo:paragraph-rsid="003f063e" style:font-size-asian="12pt" style:font-weight-asian="bold" style:font-size-complex="12pt" style:font-weight-complex="bold"/>
    </style:style>
    <style:style style:name="P93" style:family="paragraph" style:parent-style-name="Preformatted_20_Text">
      <style:text-properties fo:color="#ff3333" fo:font-size="12pt" fo:font-weight="bold" officeooo:rsid="003f632c" officeooo:paragraph-rsid="003f632c" style:font-size-asian="12pt" style:font-weight-asian="bold" style:font-size-complex="12pt" style:font-weight-complex="bold"/>
    </style:style>
    <style:style style:name="P94" style:family="paragraph" style:parent-style-name="Preformatted_20_Text">
      <style:text-properties fo:color="#ff3333" fo:font-size="12pt" fo:font-weight="bold" officeooo:rsid="003f15ed" officeooo:paragraph-rsid="003f15ed" style:font-size-asian="12pt" style:font-weight-asian="bold" style:font-size-complex="12pt" style:font-weight-complex="bold"/>
    </style:style>
    <style:style style:name="P95" style:family="paragraph" style:parent-style-name="Preformatted_20_Text">
      <style:text-properties fo:color="#ff3333" fo:font-size="12pt" fo:font-weight="bold" officeooo:rsid="004d6bd8" officeooo:paragraph-rsid="004d6bd8" style:font-size-asian="12pt" style:font-weight-asian="bold" style:font-size-complex="12pt" style:font-weight-complex="bold"/>
    </style:style>
    <style:style style:name="P96" style:family="paragraph" style:parent-style-name="Preformatted_20_Text">
      <style:text-properties fo:color="#ff3333" fo:font-size="12pt" fo:font-weight="bold" officeooo:rsid="004fb0fb" officeooo:paragraph-rsid="004fb0fb" style:font-size-asian="12pt" style:font-weight-asian="bold" style:font-size-complex="12pt" style:font-weight-complex="bold"/>
    </style:style>
    <style:style style:name="P97" style:family="paragraph" style:parent-style-name="Preformatted_20_Text">
      <style:text-properties fo:color="#ff3333" fo:font-size="12pt" fo:font-weight="bold" officeooo:rsid="0051b122" officeooo:paragraph-rsid="0051b122" style:font-size-asian="12pt" style:font-weight-asian="bold" style:font-size-complex="12pt" style:font-weight-complex="bold"/>
    </style:style>
    <style:style style:name="P98" style:family="paragraph" style:parent-style-name="Preformatted_20_Text">
      <style:text-properties fo:color="#ff3333" fo:font-size="12pt" fo:font-weight="bold" officeooo:rsid="006041a1" officeooo:paragraph-rsid="006041a1" style:font-size-asian="12pt" style:font-weight-asian="bold" style:font-size-complex="12pt" style:font-weight-complex="bold"/>
    </style:style>
    <style:style style:name="P99" style:family="paragraph" style:parent-style-name="Preformatted_20_Text">
      <style:text-properties fo:color="#ff3333" fo:font-size="12pt" fo:font-weight="bold" officeooo:rsid="0061e0e8" officeooo:paragraph-rsid="0063417d" style:font-size-asian="12pt" style:font-weight-asian="bold" style:font-size-complex="12pt" style:font-weight-complex="bold"/>
    </style:style>
    <style:style style:name="P100" style:family="paragraph" style:parent-style-name="Preformatted_20_Text">
      <style:text-properties fo:color="#ff3333" fo:font-size="12pt" fo:font-weight="bold" officeooo:rsid="0064a4ec" officeooo:paragraph-rsid="0064a4ec" style:font-size-asian="12pt" style:font-weight-asian="bold" style:font-size-complex="12pt" style:font-weight-complex="bold"/>
    </style:style>
    <style:style style:name="P101" style:family="paragraph" style:parent-style-name="Preformatted_20_Text">
      <style:text-properties fo:color="#ff3333" fo:font-size="12pt" fo:font-weight="bold" officeooo:rsid="006ac765" officeooo:paragraph-rsid="006ac765" style:font-size-asian="12pt" style:font-weight-asian="bold" style:font-size-complex="12pt" style:font-weight-complex="bold"/>
    </style:style>
    <style:style style:name="P102" style:family="paragraph" style:parent-style-name="Preformatted_20_Text">
      <style:text-properties fo:color="#ff3333" fo:font-size="12pt" fo:font-weight="bold" officeooo:rsid="006c931a" officeooo:paragraph-rsid="006c931a" style:font-size-asian="12pt" style:font-weight-asian="bold" style:font-size-complex="12pt" style:font-weight-complex="bold"/>
    </style:style>
    <style:style style:name="P103" style:family="paragraph" style:parent-style-name="Preformatted_20_Text">
      <style:text-properties fo:color="#ff3333" fo:font-size="12pt" fo:font-weight="bold" officeooo:rsid="0071354a" officeooo:paragraph-rsid="0071354a" style:font-size-asian="12pt" style:font-weight-asian="bold" style:font-size-complex="12pt" style:font-weight-complex="bold"/>
    </style:style>
    <style:style style:name="P104" style:family="paragraph" style:parent-style-name="Preformatted_20_Text">
      <style:text-properties fo:color="#ff3333" fo:font-size="12pt" fo:font-weight="bold" officeooo:rsid="00b06295" officeooo:paragraph-rsid="00b165a2" style:font-size-asian="12pt" style:font-weight-asian="bold" style:font-size-complex="12pt" style:font-weight-complex="bold"/>
    </style:style>
    <style:style style:name="P105" style:family="paragraph" style:parent-style-name="Preformatted_20_Text">
      <style:text-properties fo:color="#ff3333" fo:font-size="12pt" fo:font-weight="bold" officeooo:rsid="00b165a2" officeooo:paragraph-rsid="00b165a2" style:font-size-asian="12pt" style:font-weight-asian="bold" style:font-size-complex="12pt" style:font-weight-complex="bold"/>
    </style:style>
    <style:style style:name="P106" style:family="paragraph" style:parent-style-name="Preformatted_20_Text">
      <style:text-properties fo:color="#ff3333" fo:font-size="12pt" fo:font-weight="bold" officeooo:rsid="00ac6a04" officeooo:paragraph-rsid="00ac6a04" style:font-size-asian="12pt" style:font-weight-asian="bold" style:font-size-complex="12pt" style:font-weight-complex="bold"/>
    </style:style>
    <style:style style:name="P107" style:family="paragraph" style:parent-style-name="Preformatted_20_Text">
      <style:text-properties fo:color="#ff3333" fo:font-size="12pt" fo:font-weight="bold" officeooo:rsid="00b76a47" officeooo:paragraph-rsid="00b76a47" style:font-size-asian="12pt" style:font-weight-asian="bold" style:font-size-complex="12pt" style:font-weight-complex="bold"/>
    </style:style>
    <style:style style:name="P108" style:family="paragraph" style:parent-style-name="Preformatted_20_Text">
      <style:text-properties fo:color="#ff3333" fo:font-size="12pt" fo:font-weight="bold" officeooo:rsid="00b9687a" officeooo:paragraph-rsid="00b9687a" style:font-size-asian="12pt" style:font-weight-asian="bold" style:font-size-complex="12pt" style:font-weight-complex="bold"/>
    </style:style>
    <style:style style:name="P109" style:family="paragraph" style:parent-style-name="Preformatted_20_Text">
      <style:text-properties fo:color="#ff3333" fo:font-size="12pt" fo:font-weight="bold" officeooo:rsid="0078dc32" officeooo:paragraph-rsid="0078dc32" style:font-size-asian="10.5pt" style:font-weight-asian="bold" style:font-size-complex="12pt" style:font-weight-complex="bold"/>
    </style:style>
    <style:style style:name="P110" style:family="paragraph" style:parent-style-name="Preformatted_20_Text">
      <style:text-properties fo:color="#ff3333" fo:font-size="12pt" fo:font-weight="bold" officeooo:rsid="0079aef7" officeooo:paragraph-rsid="0079aef7" style:font-size-asian="10.5pt" style:font-weight-asian="bold" style:font-size-complex="12pt" style:font-weight-complex="bold"/>
    </style:style>
    <style:style style:name="P111" style:family="paragraph" style:parent-style-name="Preformatted_20_Text">
      <style:text-properties fo:color="#ff3333" fo:font-size="12pt" fo:font-weight="bold" officeooo:rsid="007b31c9" officeooo:paragraph-rsid="007b31c9" style:font-size-asian="10.5pt" style:font-weight-asian="bold" style:font-size-complex="12pt" style:font-weight-complex="bold"/>
    </style:style>
    <style:style style:name="P112" style:family="paragraph" style:parent-style-name="Preformatted_20_Text">
      <style:text-properties fo:color="#ff3333" fo:font-size="12pt" fo:font-weight="bold" officeooo:rsid="0089ad7f" officeooo:paragraph-rsid="00900edc" style:font-size-asian="10.5pt" style:font-weight-asian="bold" style:font-size-complex="12pt" style:font-weight-complex="bold"/>
    </style:style>
    <style:style style:name="P113" style:family="paragraph" style:parent-style-name="Preformatted_20_Text">
      <style:text-properties fo:color="#ff3333" fo:font-size="12pt" fo:font-weight="bold" officeooo:rsid="009f91e5" officeooo:paragraph-rsid="009f91e5" style:font-size-asian="10.5pt" style:font-weight-asian="bold" style:font-size-complex="12pt" style:font-weight-complex="bold"/>
    </style:style>
    <style:style style:name="P114" style:family="paragraph" style:parent-style-name="Preformatted_20_Text">
      <style:text-properties fo:color="#ff3333" fo:font-size="12pt" fo:font-weight="bold" officeooo:rsid="009b62ea" officeooo:paragraph-rsid="009b62ea" style:font-size-asian="10.5pt" style:font-weight-asian="bold" style:font-size-complex="12pt" style:font-weight-complex="bold"/>
    </style:style>
    <style:style style:name="P115" style:family="paragraph" style:parent-style-name="Preformatted_20_Text">
      <style:text-properties fo:color="#ff3333" fo:font-size="12pt" fo:font-weight="bold" officeooo:rsid="009ae6c4" officeooo:paragraph-rsid="009ae6c4" style:font-size-asian="10.5pt" style:font-weight-asian="bold" style:font-size-complex="12pt" style:font-weight-complex="bold"/>
    </style:style>
    <style:style style:name="P116" style:family="paragraph" style:parent-style-name="Preformatted_20_Text">
      <style:text-properties fo:color="#ff3333" fo:font-size="12pt" fo:font-weight="bold" officeooo:rsid="00a54a96" officeooo:paragraph-rsid="00a54a96" style:font-size-asian="10.5pt" style:font-weight-asian="bold" style:font-size-complex="12pt" style:font-weight-complex="bold"/>
    </style:style>
    <style:style style:name="P117" style:family="paragraph" style:parent-style-name="Preformatted_20_Text">
      <style:text-properties fo:color="#ff3333" fo:font-size="12pt" fo:font-weight="bold" officeooo:rsid="00a7345e" officeooo:paragraph-rsid="00a7345e" style:font-size-asian="10.5pt" style:font-weight-asian="bold" style:font-size-complex="12pt" style:font-weight-complex="bold"/>
    </style:style>
    <style:style style:name="P118" style:family="paragraph" style:parent-style-name="Preformatted_20_Text">
      <style:text-properties fo:color="#ff3333" fo:font-size="12pt" fo:font-weight="bold" officeooo:rsid="00a86632" officeooo:paragraph-rsid="00a86632" style:font-size-asian="10.5pt" style:font-weight-asian="bold" style:font-size-complex="12pt" style:font-weight-complex="bold"/>
    </style:style>
    <style:style style:name="P119" style:family="paragraph" style:parent-style-name="Preformatted_20_Text">
      <style:text-properties fo:color="#ff3333" fo:font-size="12pt" fo:font-weight="bold" officeooo:rsid="00a89c89" officeooo:paragraph-rsid="00a89c89" style:font-size-asian="10.5pt" style:font-weight-asian="bold" style:font-size-complex="12pt" style:font-weight-complex="bold"/>
    </style:style>
    <style:style style:name="P120" style:family="paragraph" style:parent-style-name="Preformatted_20_Text">
      <style:text-properties fo:color="#ff3333" fo:font-size="12pt" fo:font-weight="bold" officeooo:rsid="00a89c89" officeooo:paragraph-rsid="00a9626b" style:font-size-asian="10.5pt" style:font-weight-asian="bold" style:font-size-complex="12pt" style:font-weight-complex="bold"/>
    </style:style>
    <style:style style:name="P121" style:family="paragraph" style:parent-style-name="Preformatted_20_Text">
      <style:text-properties fo:color="#ff3333" fo:font-size="12pt" fo:font-weight="bold" officeooo:rsid="00a97e09" officeooo:paragraph-rsid="00a97e09" style:font-size-asian="10.5pt" style:font-weight-asian="bold" style:font-size-complex="12pt" style:font-weight-complex="bold"/>
    </style:style>
    <style:style style:name="P122" style:family="paragraph" style:parent-style-name="Preformatted_20_Text">
      <style:text-properties fo:color="#ff3333" fo:font-weight="bold" officeooo:rsid="007fe88c" officeooo:paragraph-rsid="007fe88c" style:font-weight-asian="bold" style:font-weight-complex="bold"/>
    </style:style>
    <style:style style:name="P123" style:family="paragraph" style:parent-style-name="Preformatted_20_Text">
      <style:text-properties fo:color="#ff3333" fo:font-weight="bold" officeooo:rsid="0085ee93" officeooo:paragraph-rsid="0085ee93" style:font-weight-asian="bold" style:font-weight-complex="bold"/>
    </style:style>
    <style:style style:name="P124" style:family="paragraph" style:parent-style-name="Preformatted_20_Text">
      <style:text-properties fo:color="#ff3333" fo:font-weight="bold" officeooo:rsid="00adb5bd" officeooo:paragraph-rsid="00adb5bd" style:font-weight-asian="bold" style:font-weight-complex="bold"/>
    </style:style>
    <style:style style:name="P125" style:family="paragraph" style:parent-style-name="Preformatted_20_Text">
      <style:text-properties fo:color="#ff3333" fo:font-weight="bold" officeooo:rsid="00ae1938" officeooo:paragraph-rsid="00affe66" style:font-weight-asian="bold" style:font-weight-complex="bold"/>
    </style:style>
    <style:style style:name="P126" style:family="paragraph" style:parent-style-name="Preformatted_20_Text">
      <style:text-properties fo:color="#ff3333" fo:font-weight="bold" officeooo:rsid="00b659e7" officeooo:paragraph-rsid="00b659e7" style:font-weight-asian="bold" style:font-weight-complex="bold"/>
    </style:style>
    <style:style style:name="P127" style:family="paragraph" style:parent-style-name="Preformatted_20_Text">
      <style:text-properties fo:color="#ff3333" fo:font-weight="bold" officeooo:rsid="00be9bb9" officeooo:paragraph-rsid="00be9bb9" style:font-weight-asian="bold" style:font-weight-complex="bold"/>
    </style:style>
    <style:style style:name="P128" style:family="paragraph" style:parent-style-name="Preformatted_20_Text">
      <style:text-properties fo:color="#ff3333" fo:font-weight="bold" officeooo:rsid="00c9352b" officeooo:paragraph-rsid="00c9352b" style:font-weight-asian="bold" style:font-weight-complex="bold"/>
    </style:style>
    <style:style style:name="P129" style:family="paragraph" style:parent-style-name="Preformatted_20_Text">
      <style:text-properties fo:color="#ff3333" fo:font-weight="bold" officeooo:rsid="00cae438" officeooo:paragraph-rsid="00ccc0a6" style:font-weight-asian="bold" style:font-weight-complex="bold"/>
    </style:style>
    <style:style style:name="P130" style:family="paragraph" style:parent-style-name="Preformatted_20_Text">
      <style:text-properties fo:color="#ff3333" fo:font-weight="bold" officeooo:rsid="00cdedb9" officeooo:paragraph-rsid="00d02fd9" style:font-weight-asian="bold" style:font-weight-complex="bold"/>
    </style:style>
    <style:style style:name="P131" style:family="paragraph" style:parent-style-name="Preformatted_20_Text">
      <style:text-properties fo:color="#ff0000" fo:font-size="12pt" fo:font-weight="normal" officeooo:rsid="000bc228" officeooo:paragraph-rsid="000bc228" style:font-size-asian="12pt" style:font-weight-asian="normal" style:font-size-complex="12pt" style:font-weight-complex="normal"/>
    </style:style>
    <style:style style:name="P132" style:family="paragraph" style:parent-style-name="Preformatted_20_Text">
      <style:text-properties officeooo:paragraph-rsid="007311ce"/>
    </style:style>
    <style:style style:name="P133" style:family="paragraph" style:parent-style-name="Preformatted_20_Text">
      <style:text-properties officeooo:rsid="0073bada" officeooo:paragraph-rsid="0073bada"/>
    </style:style>
    <style:style style:name="P134" style:family="paragraph" style:parent-style-name="Preformatted_20_Text">
      <style:text-properties officeooo:rsid="007b31c9" officeooo:paragraph-rsid="007b31c9"/>
    </style:style>
    <style:style style:name="P135" style:family="paragraph" style:parent-style-name="Preformatted_20_Text">
      <style:text-properties officeooo:rsid="007fe88c" officeooo:paragraph-rsid="0081d466"/>
    </style:style>
    <style:style style:name="P136" style:family="paragraph" style:parent-style-name="Preformatted_20_Text">
      <style:text-properties officeooo:rsid="007fe88c" officeooo:paragraph-rsid="00833cda"/>
    </style:style>
    <style:style style:name="P137" style:family="paragraph" style:parent-style-name="Preformatted_20_Text">
      <style:text-properties officeooo:rsid="007fe88c" officeooo:paragraph-rsid="00845750"/>
    </style:style>
    <style:style style:name="P138" style:family="paragraph" style:parent-style-name="Preformatted_20_Text">
      <style:text-properties officeooo:rsid="0085ee93" officeooo:paragraph-rsid="00872bc5"/>
    </style:style>
    <style:style style:name="P139" style:family="paragraph" style:parent-style-name="Preformatted_20_Text">
      <style:text-properties fo:color="#000000" fo:font-size="12pt" fo:font-weight="bold" officeooo:rsid="0091dc6f" officeooo:paragraph-rsid="0091dc6f" style:font-size-asian="10.5pt" style:font-weight-asian="bold" style:font-size-complex="12pt" style:font-weight-complex="bold"/>
    </style:style>
    <style:style style:name="P140" style:family="paragraph" style:parent-style-name="Preformatted_20_Text">
      <style:text-properties fo:color="#000000" fo:font-size="12pt" fo:font-weight="bold" officeooo:rsid="00937864" officeooo:paragraph-rsid="00937864" style:font-size-asian="10.5pt" style:font-weight-asian="bold" style:font-size-complex="12pt" style:font-weight-complex="bold"/>
    </style:style>
    <style:style style:name="P141" style:family="paragraph" style:parent-style-name="Preformatted_20_Text">
      <style:text-properties fo:color="#000000" fo:font-size="12pt" fo:font-weight="bold" officeooo:rsid="009442e0" officeooo:paragraph-rsid="00977a73" style:font-size-asian="10.5pt" style:font-weight-asian="bold" style:font-size-complex="12pt" style:font-weight-complex="bold"/>
    </style:style>
    <style:style style:name="P142" style:family="paragraph" style:parent-style-name="Preformatted_20_Text">
      <style:text-properties fo:color="#000000" fo:font-size="12pt" fo:font-weight="bold" officeooo:rsid="009783ea" officeooo:paragraph-rsid="009783ea" style:font-size-asian="10.5pt" style:font-weight-asian="bold" style:font-size-complex="12pt" style:font-weight-complex="bold"/>
    </style:style>
    <style:style style:name="P143" style:family="paragraph" style:parent-style-name="Preformatted_20_Text">
      <style:text-properties fo:color="#000000" fo:font-size="12pt" fo:font-weight="normal" officeooo:rsid="009ae6c4" officeooo:paragraph-rsid="009ae6c4" style:font-size-asian="10.5pt" style:font-weight-asian="normal" style:font-size-complex="12pt" style:font-weight-complex="normal"/>
    </style:style>
    <style:style style:name="P144" style:family="paragraph" style:parent-style-name="Preformatted_20_Text">
      <style:text-properties fo:color="#000000" fo:font-size="12pt" fo:font-weight="normal" officeooo:rsid="009c9b12" officeooo:paragraph-rsid="009c9b12" style:font-size-asian="10.5pt" style:font-weight-asian="normal" style:font-size-complex="12pt" style:font-weight-complex="normal"/>
    </style:style>
    <style:style style:name="P145" style:family="paragraph" style:parent-style-name="Preformatted_20_Text">
      <style:text-properties fo:color="#000000" fo:font-size="12pt" fo:font-weight="normal" officeooo:rsid="009c9b12" officeooo:paragraph-rsid="009e00ef" style:font-size-asian="10.5pt" style:font-weight-asian="normal" style:font-size-complex="12pt" style:font-weight-complex="normal"/>
    </style:style>
    <style:style style:name="P146" style:family="paragraph" style:parent-style-name="Preformatted_20_Text">
      <style:text-properties fo:color="#000000" fo:font-size="12pt" fo:font-weight="normal" officeooo:rsid="009f91e5" officeooo:paragraph-rsid="009f91e5" style:font-size-asian="10.5pt" style:font-weight-asian="normal" style:font-size-complex="12pt" style:font-weight-complex="normal"/>
    </style:style>
    <style:style style:name="P147" style:family="paragraph" style:parent-style-name="Preformatted_20_Text">
      <style:text-properties fo:color="#000000" fo:font-size="12pt" fo:font-weight="normal" officeooo:rsid="00a54a96" officeooo:paragraph-rsid="00a54a96" style:font-size-asian="10.5pt" style:font-weight-asian="normal" style:font-size-complex="12pt" style:font-weight-complex="normal"/>
    </style:style>
    <style:style style:name="P148" style:family="paragraph" style:parent-style-name="Preformatted_20_Text">
      <style:text-properties fo:color="#000000" fo:font-size="12pt" fo:font-weight="normal" officeooo:rsid="00a7345e" officeooo:paragraph-rsid="00a7345e" style:font-size-asian="10.5pt" style:font-weight-asian="normal" style:font-size-complex="12pt" style:font-weight-complex="normal"/>
    </style:style>
    <style:style style:name="P149" style:family="paragraph" style:parent-style-name="Preformatted_20_Text">
      <style:text-properties fo:color="#000000" fo:font-size="12pt" fo:font-weight="normal" officeooo:rsid="00a86632" officeooo:paragraph-rsid="00a86632" style:font-size-asian="10.5pt" style:font-weight-asian="normal" style:font-size-complex="12pt" style:font-weight-complex="normal"/>
    </style:style>
    <style:style style:name="P150" style:family="paragraph" style:parent-style-name="Preformatted_20_Text">
      <style:text-properties fo:color="#000000" fo:font-size="12pt" fo:font-weight="normal" officeooo:rsid="00a89c89" officeooo:paragraph-rsid="00a89c89" style:font-size-asian="10.5pt" style:font-weight-asian="normal" style:font-size-complex="12pt" style:font-weight-complex="normal"/>
    </style:style>
    <style:style style:name="P151" style:family="paragraph" style:parent-style-name="Preformatted_20_Text">
      <style:text-properties fo:color="#000000" fo:font-size="12pt" fo:font-weight="normal" officeooo:rsid="00a89c89" officeooo:paragraph-rsid="00a9626b" style:font-size-asian="10.5pt" style:font-weight-asian="normal" style:font-size-complex="12pt" style:font-weight-complex="normal"/>
    </style:style>
    <style:style style:name="P152" style:family="paragraph" style:parent-style-name="Preformatted_20_Text">
      <style:text-properties fo:color="#000000" fo:font-size="12pt" fo:font-weight="normal" officeooo:rsid="00977a73" officeooo:paragraph-rsid="00977a73" style:font-size-asian="10.5pt" style:font-weight-asian="normal" style:font-size-complex="12pt" style:font-weight-complex="normal"/>
    </style:style>
    <style:style style:name="P153" style:family="paragraph" style:parent-style-name="Preformatted_20_Text">
      <style:text-properties officeooo:paragraph-rsid="00a97e09"/>
    </style:style>
    <style:style style:name="P154" style:family="paragraph" style:parent-style-name="Preformatted_20_Text">
      <style:text-properties officeooo:paragraph-rsid="00ac6a04"/>
    </style:style>
    <style:style style:name="P155" style:family="paragraph" style:parent-style-name="Preformatted_20_Text">
      <style:text-properties officeooo:paragraph-rsid="00adb5bd"/>
    </style:style>
    <style:style style:name="P156" style:family="paragraph" style:parent-style-name="Preformatted_20_Text">
      <style:text-properties officeooo:paragraph-rsid="00affe66"/>
    </style:style>
    <style:style style:name="P157" style:family="paragraph" style:parent-style-name="Preformatted_20_Text">
      <style:text-properties officeooo:paragraph-rsid="00b0154c"/>
    </style:style>
    <style:style style:name="P158" style:family="paragraph" style:parent-style-name="Preformatted_20_Text">
      <style:text-properties officeooo:paragraph-rsid="00b165a2"/>
    </style:style>
    <style:style style:name="P159" style:family="paragraph" style:parent-style-name="Preformatted_20_Text">
      <style:text-properties officeooo:rsid="00b659e7" officeooo:paragraph-rsid="00b659e7"/>
    </style:style>
    <style:style style:name="P160" style:family="paragraph" style:parent-style-name="Preformatted_20_Text">
      <style:text-properties officeooo:rsid="00b9687a" officeooo:paragraph-rsid="00b9687a"/>
    </style:style>
    <style:style style:name="P161" style:family="paragraph" style:parent-style-name="Preformatted_20_Text">
      <style:text-properties officeooo:rsid="00be9bb9" officeooo:paragraph-rsid="00be9bb9"/>
    </style:style>
    <style:style style:name="P162" style:family="paragraph" style:parent-style-name="Preformatted_20_Text">
      <style:text-properties officeooo:rsid="00be9bb9" officeooo:paragraph-rsid="00c4ed73"/>
    </style:style>
    <style:style style:name="P163" style:family="paragraph" style:parent-style-name="Preformatted_20_Text">
      <style:text-properties officeooo:rsid="00d09c49" officeooo:paragraph-rsid="00d09c49"/>
    </style:style>
    <style:style style:name="P164" style:family="paragraph" style:parent-style-name="Table_20_Contents">
      <style:text-properties style:font-name="Liberation Mono" fo:font-size="12pt" style:font-name-asian="Nimbus Mono L" style:font-size-asian="12pt" style:font-name-complex="Liberation Mono" style:font-size-complex="12pt"/>
    </style:style>
    <style:style style:name="P165" style:family="paragraph" style:parent-style-name="Table_20_Contents">
      <style:text-properties style:font-name="Liberation Mono" fo:font-size="12pt" officeooo:rsid="00385494" officeooo:paragraph-rsid="00385494" style:font-name-asian="Nimbus Mono L" style:font-size-asian="12pt" style:font-name-complex="Liberation Mono" style:font-size-complex="12pt"/>
    </style:style>
    <style:style style:name="P166" style:family="paragraph" style:parent-style-name="Table_20_Contents">
      <style:text-properties style:font-name="Liberation Mono" fo:font-size="12pt" officeooo:rsid="0039b831" officeooo:paragraph-rsid="0039b831" style:font-name-asian="Nimbus Mono L" style:font-size-asian="12pt" style:font-name-complex="Liberation Mono" style:font-size-complex="12pt"/>
    </style:style>
    <style:style style:name="P167" style:family="paragraph" style:parent-style-name="Table_20_Contents">
      <style:text-properties fo:font-size="12pt" officeooo:paragraph-rsid="00385494" style:font-size-asian="12pt" style:font-size-complex="12pt"/>
    </style:style>
    <style:style style:name="P168" style:family="paragraph" style:parent-style-name="Preformatted_20_Text">
      <style:text-properties fo:font-size="12pt" fo:font-weight="normal" officeooo:paragraph-rsid="00137c18" style:font-size-asian="12pt" style:font-weight-asian="normal" style:font-size-complex="12pt" style:font-weight-complex="normal"/>
    </style:style>
    <style:style style:name="P169" style:family="paragraph" style:parent-style-name="Preformatted_20_Text">
      <style:text-properties fo:font-size="12pt" officeooo:rsid="00d09c49" officeooo:paragraph-rsid="00d09c49" style:font-size-asian="12pt" style:font-size-complex="12pt"/>
    </style:style>
    <style:style style:name="P170" style:family="paragraph" style:parent-style-name="Preformatted_20_Text">
      <style:text-properties fo:font-size="12pt" officeooo:rsid="00e1a7e3" officeooo:paragraph-rsid="00e1a7e3" style:font-size-asian="12pt" style:font-size-complex="12pt"/>
    </style:style>
    <style:style style:name="P17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indent="0cm"/>
    </style:style>
    <style:style style:name="P17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2pt" fo:font-weight="bold" officeooo:rsid="00852571" style:font-size-asian="10.5pt" style:font-weight-asian="bold" style:font-size-complex="12pt" style:font-weight-complex="bold"/>
    </style:style>
    <style:style style:name="T2" style:family="text">
      <style:text-properties fo:font-size="12pt" fo:font-weight="bold"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031c4dd" style:font-size-asian="12pt" style:font-size-complex="12pt"/>
    </style:style>
    <style:style style:name="T5" style:family="text">
      <style:text-properties fo:font-size="12pt" officeooo:rsid="0071354a" style:font-size-asian="12pt" style:font-size-complex="12pt"/>
    </style:style>
    <style:style style:name="T6" style:family="text">
      <style:text-properties fo:font-size="12pt" officeooo:rsid="0077ab32" style:font-size-asian="12pt" style:font-size-complex="12pt"/>
    </style:style>
    <style:style style:name="T7" style:family="text">
      <style:text-properties fo:font-size="12pt" officeooo:rsid="00ac6a04" style:font-size-asian="12pt" style:font-size-complex="12pt"/>
    </style:style>
    <style:style style:name="T8" style:family="text">
      <style:text-properties fo:font-size="12pt" officeooo:rsid="00adb5bd" style:font-size-asian="12pt" style:font-size-complex="12pt"/>
    </style:style>
    <style:style style:name="T9" style:family="text">
      <style:text-properties fo:font-size="12pt" officeooo:rsid="00affe66" style:font-size-asian="12pt" style:font-size-complex="12pt"/>
    </style:style>
    <style:style style:name="T10" style:family="text">
      <style:text-properties fo:font-size="12pt" officeooo:rsid="00b0154c" style:font-size-asian="12pt" style:font-size-complex="12pt"/>
    </style:style>
    <style:style style:name="T11" style:family="text">
      <style:text-properties fo:font-size="12pt" officeooo:rsid="00b165a2" style:font-size-asian="12pt" style:font-size-complex="12pt"/>
    </style:style>
    <style:style style:name="T12" style:family="text">
      <style:text-properties fo:font-size="12pt" officeooo:rsid="00b2e093" style:font-size-asian="12pt" style:font-size-complex="12pt"/>
    </style:style>
    <style:style style:name="T13" style:family="text">
      <style:text-properties fo:font-size="12pt" officeooo:rsid="00b4b203" style:font-size-asian="12pt" style:font-size-complex="12pt"/>
    </style:style>
    <style:style style:name="T14" style:family="text">
      <style:text-properties fo:font-size="12pt" officeooo:rsid="00ba9ca4" style:font-size-asian="12pt" style:font-size-complex="12pt"/>
    </style:style>
    <style:style style:name="T15" style:family="text">
      <style:text-properties fo:font-size="12pt" officeooo:rsid="00bb86a4" style:font-size-asian="12pt" style:font-size-complex="12pt"/>
    </style:style>
    <style:style style:name="T16" style:family="text">
      <style:text-properties fo:font-size="12pt" officeooo:rsid="00bd53f5" style:font-size-asian="12pt" style:font-size-complex="12pt"/>
    </style:style>
    <style:style style:name="T17" style:family="text">
      <style:text-properties fo:font-size="12pt" officeooo:rsid="00bfbe54" style:font-size-asian="12pt" style:font-size-complex="12pt"/>
    </style:style>
    <style:style style:name="T18" style:family="text">
      <style:text-properties fo:font-size="12pt" officeooo:rsid="00c0a17e" style:font-size-asian="12pt" style:font-size-complex="12pt"/>
    </style:style>
    <style:style style:name="T19" style:family="text">
      <style:text-properties fo:font-size="12pt" officeooo:rsid="00c24b87" style:font-size-asian="12pt" style:font-size-complex="12pt"/>
    </style:style>
    <style:style style:name="T20" style:family="text">
      <style:text-properties fo:font-size="12pt" officeooo:rsid="00c3f17f" style:font-size-asian="12pt" style:font-size-complex="12pt"/>
    </style:style>
    <style:style style:name="T21" style:family="text">
      <style:text-properties fo:font-size="12pt" officeooo:rsid="00c4ed73" style:font-size-asian="12pt" style:font-size-complex="12pt"/>
    </style:style>
    <style:style style:name="T22" style:family="text">
      <style:text-properties fo:font-size="12pt" officeooo:rsid="00c6ec2d" style:font-size-asian="12pt" style:font-size-complex="12pt"/>
    </style:style>
    <style:style style:name="T23" style:family="text">
      <style:text-properties fo:font-size="12pt" officeooo:rsid="00c851d2" style:font-size-asian="12pt" style:font-size-complex="12pt"/>
    </style:style>
    <style:style style:name="T24" style:family="text">
      <style:text-properties fo:font-size="12pt" officeooo:rsid="00ccc0a6" style:font-size-asian="12pt" style:font-size-complex="12pt"/>
    </style:style>
    <style:style style:name="T25" style:family="text">
      <style:text-properties fo:font-size="12pt" officeooo:rsid="00ce452c" style:font-size-asian="12pt" style:font-size-complex="12pt"/>
    </style:style>
    <style:style style:name="T26" style:family="text">
      <style:text-properties fo:font-size="12pt" officeooo:rsid="00d02fd9" style:font-size-asian="12pt" style:font-size-complex="12pt"/>
    </style:style>
    <style:style style:name="T27" style:family="text">
      <style:text-properties fo:font-size="12pt" fo:font-weight="normal" officeooo:rsid="00375494" style:font-size-asian="12pt" style:font-weight-asian="normal" style:font-size-complex="12pt" style:font-weight-complex="normal"/>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12pt" fo:font-style="normal" officeooo:rsid="0031c4dd" style:font-size-asian="12pt" style:font-style-asian="normal" style:font-size-complex="12pt" style:font-style-complex="normal"/>
    </style:style>
    <style:style style:name="T30" style:family="text">
      <style:text-properties fo:font-size="12pt" fo:font-style="normal" officeooo:rsid="00375494" style:font-size-asian="12pt" style:font-style-asian="normal" style:font-size-complex="12pt" style:font-style-complex="normal"/>
    </style:style>
    <style:style style:name="T31" style:family="text">
      <style:text-properties fo:font-size="12pt" style:font-size-asian="10.5pt" style:font-size-complex="12pt"/>
    </style:style>
    <style:style style:name="T32" style:family="text">
      <style:text-properties fo:font-size="12pt" officeooo:rsid="007cfeae" style:font-size-asian="10.5pt" style:font-size-complex="12pt"/>
    </style:style>
    <style:style style:name="T33" style:family="text">
      <style:text-properties fo:font-size="12pt" officeooo:rsid="007e4807" style:font-size-asian="10.5pt" style:font-size-complex="12pt"/>
    </style:style>
    <style:style style:name="T34" style:family="text">
      <style:text-properties fo:font-size="12pt" officeooo:rsid="0081d466" style:font-size-asian="10.5pt" style:font-size-complex="12pt"/>
    </style:style>
    <style:style style:name="T35" style:family="text">
      <style:text-properties fo:font-size="12pt" officeooo:rsid="0081f31f" style:font-size-asian="10.5pt" style:font-size-complex="12pt"/>
    </style:style>
    <style:style style:name="T36" style:family="text">
      <style:text-properties fo:font-size="12pt" officeooo:rsid="00833cda" style:font-size-asian="10.5pt" style:font-size-complex="12pt"/>
    </style:style>
    <style:style style:name="T37" style:family="text">
      <style:text-properties fo:font-size="12pt" officeooo:rsid="00845750" style:font-size-asian="10.5pt" style:font-size-complex="12pt"/>
    </style:style>
    <style:style style:name="T38" style:family="text">
      <style:text-properties fo:font-size="12pt" officeooo:rsid="0084ff47" style:font-size-asian="10.5pt" style:font-size-complex="12pt"/>
    </style:style>
    <style:style style:name="T39" style:family="text">
      <style:text-properties fo:font-size="12pt" officeooo:rsid="00872bc5" style:font-size-asian="10.5pt" style:font-size-complex="12pt"/>
    </style:style>
    <style:style style:name="T40" style:family="text">
      <style:text-properties fo:font-size="12pt" officeooo:rsid="00876aa4" style:font-size-asian="10.5pt" style:font-size-complex="12pt"/>
    </style:style>
    <style:style style:name="T41" style:family="text">
      <style:text-properties fo:font-size="12pt" officeooo:rsid="008b8d96" style:font-size-asian="10.5pt" style:font-size-complex="12pt"/>
    </style:style>
    <style:style style:name="T42" style:family="text">
      <style:text-properties fo:font-size="12pt" officeooo:rsid="0091dc6f" style:font-size-asian="10.5pt" style:font-size-complex="12pt"/>
    </style:style>
    <style:style style:name="T43" style:family="text">
      <style:text-properties fo:font-weight="bold" style:font-weight-asian="bold" style:font-weight-complex="bold"/>
    </style:style>
    <style:style style:name="T44" style:family="text">
      <style:text-properties fo:font-weight="bold" officeooo:rsid="002d12ae"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021224" style:font-weight-asian="normal" style:font-weight-complex="normal"/>
    </style:style>
    <style:style style:name="T47" style:family="text">
      <style:text-properties fo:font-weight="normal" officeooo:rsid="002ce7d4" style:font-weight-asian="normal" style:font-weight-complex="normal"/>
    </style:style>
    <style:style style:name="T48" style:family="text">
      <style:text-properties fo:font-weight="normal" officeooo:rsid="002d12ae" style:font-weight-asian="normal" style:font-weight-complex="normal"/>
    </style:style>
    <style:style style:name="T49" style:family="text">
      <style:text-properties fo:font-weight="normal" officeooo:rsid="006041a1" style:font-weight-asian="normal" style:font-weight-complex="normal"/>
    </style:style>
    <style:style style:name="T50" style:family="text">
      <style:text-properties fo:font-weight="normal" officeooo:rsid="00937864" style:font-weight-asian="normal" style:font-weight-complex="normal"/>
    </style:style>
    <style:style style:name="T51" style:family="text">
      <style:text-properties fo:font-weight="normal" officeooo:rsid="009442e0" style:font-weight-asian="normal" style:font-weight-complex="normal"/>
    </style:style>
    <style:style style:name="T52" style:family="text">
      <style:text-properties fo:font-weight="normal" officeooo:rsid="00960ee6" style:font-weight-asian="normal" style:font-weight-complex="normal"/>
    </style:style>
    <style:style style:name="T53" style:family="text">
      <style:text-properties fo:font-weight="normal" officeooo:rsid="00977a73" style:font-weight-asian="normal" style:font-weight-complex="normal"/>
    </style:style>
    <style:style style:name="T54" style:family="text">
      <style:text-properties fo:font-weight="normal" officeooo:rsid="00e41fec" style:font-weight-asian="normal" style:font-weight-complex="normal"/>
    </style:style>
    <style:style style:name="T55" style:family="text">
      <style:text-properties officeooo:rsid="00021224"/>
    </style:style>
    <style:style style:name="T56" style:family="text">
      <style:text-properties officeooo:rsid="0016c86c"/>
    </style:style>
    <style:style style:name="T57" style:family="text">
      <style:text-properties officeooo:rsid="00137c18"/>
    </style:style>
    <style:style style:name="T58" style:family="text">
      <style:text-properties officeooo:rsid="002ce7d4"/>
    </style:style>
    <style:style style:name="T59" style:family="text">
      <style:text-properties officeooo:rsid="002d12ae"/>
    </style:style>
    <style:style style:name="T60" style:family="text">
      <style:text-properties officeooo:rsid="002fdb8f"/>
    </style:style>
    <style:style style:name="T61" style:family="text">
      <style:text-properties officeooo:rsid="0031c4dd"/>
    </style:style>
    <style:style style:name="T62" style:family="text">
      <style:text-properties fo:font-style="normal" style:font-style-asian="normal" style:font-style-complex="normal"/>
    </style:style>
    <style:style style:name="T63" style:family="text">
      <style:text-properties fo:font-style="normal" officeooo:rsid="0031c4dd" style:font-style-asian="normal" style:font-style-complex="normal"/>
    </style:style>
    <style:style style:name="T64" style:family="text">
      <style:text-properties officeooo:rsid="00385494"/>
    </style:style>
    <style:style style:name="T65" style:family="text">
      <style:text-properties style:font-name="Liberation Mono" officeooo:rsid="00385494" style:font-name-asian="Nimbus Mono L" style:font-name-complex="Liberation Mono"/>
    </style:style>
    <style:style style:name="T66" style:family="text">
      <style:text-properties officeooo:rsid="003d80cc"/>
    </style:style>
    <style:style style:name="T67" style:family="text">
      <style:text-properties officeooo:rsid="00504f77"/>
    </style:style>
    <style:style style:name="T68" style:family="text">
      <style:text-properties officeooo:rsid="005447db"/>
    </style:style>
    <style:style style:name="T69" style:family="text">
      <style:text-properties officeooo:rsid="00580977"/>
    </style:style>
    <style:style style:name="T70" style:family="text">
      <style:text-properties officeooo:rsid="0060300e"/>
    </style:style>
    <style:style style:name="T71" style:family="text">
      <style:text-properties officeooo:rsid="006041a1"/>
    </style:style>
    <style:style style:name="T72" style:family="text">
      <style:text-properties officeooo:rsid="0061e0e8"/>
    </style:style>
    <style:style style:name="T73" style:family="text">
      <style:text-properties officeooo:rsid="0063417d"/>
    </style:style>
    <style:style style:name="T74" style:family="text">
      <style:text-properties officeooo:rsid="0064bd60"/>
    </style:style>
    <style:style style:name="T75" style:family="text">
      <style:text-properties officeooo:rsid="006d5679"/>
    </style:style>
    <style:style style:name="T76" style:family="text">
      <style:text-properties officeooo:rsid="00900edc"/>
    </style:style>
    <style:style style:name="T77" style:family="text">
      <style:text-properties officeooo:rsid="00960ee6"/>
    </style:style>
    <style:style style:name="T78" style:family="text">
      <style:text-properties officeooo:rsid="00977a73"/>
    </style:style>
    <style:style style:name="T79" style:family="text">
      <style:text-properties officeooo:rsid="009e00ef"/>
    </style:style>
    <style:style style:name="T80" style:family="text">
      <style:text-properties officeooo:rsid="00a12f45"/>
    </style:style>
    <style:style style:name="T81" style:family="text">
      <style:text-properties officeooo:rsid="00a2cd5c"/>
    </style:style>
    <style:style style:name="T82" style:family="text">
      <style:text-properties officeooo:rsid="00a9626b"/>
    </style:style>
    <style:style style:name="T83" style:family="text">
      <style:text-properties fo:color="#000000" fo:font-size="12pt" fo:font-weight="normal" officeooo:rsid="00a97e09" style:font-size-asian="10.5pt" style:font-weight-asian="normal" style:font-size-complex="12pt" style:font-weight-complex="normal"/>
    </style:style>
    <style:style style:name="T84" style:family="text">
      <style:text-properties officeooo:rsid="00b0154c"/>
    </style:style>
    <style:style style:name="T85" style:family="text">
      <style:text-properties officeooo:rsid="00b165a2"/>
    </style:style>
    <style:style style:name="T86" style:family="text">
      <style:text-properties fo:color="#ff3333" fo:font-size="12pt" fo:font-weight="bold" officeooo:rsid="00b0154c" style:font-size-asian="12pt" style:font-weight-asian="bold" style:font-size-complex="12pt" style:font-weight-complex="bold"/>
    </style:style>
    <style:style style:name="T87" style:family="text">
      <style:text-properties officeooo:rsid="00d62604"/>
    </style:style>
    <style:style style:name="T88" style:family="text">
      <style:text-properties officeooo:rsid="00d7e765"/>
    </style:style>
    <style:style style:name="T89" style:family="text">
      <style:text-properties officeooo:rsid="00dff95a"/>
    </style:style>
    <style:style style:name="T90" style:family="text">
      <style:text-properties officeooo:rsid="00e38421"/>
    </style:style>
    <style:style style:name="T9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9.149cm" fo:min-width="0.87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9.149cm" fo:min-width="0.87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923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923cm" fo:min-width="8.93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62cm" fo:min-width="6.87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4.838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2.46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 text:c="24"/>GIT Interview Questions</text:p>
      <text:p text:style-name="P131"/>
      <text:p text:style-name="P81">1.<text:tab/>What is DevOps ?</text:p>
      <text:p text:style-name="P19">Ans) DevOps is a software development approach which involves <text:span text:style-name="T87">in </text:span>continuous development, continuous testing, continuous integration, continuous deployment and continuous monitoring of software throughout its development lifecycle. Devops is not about technology it’s about collabration of dev and operations teams <text:span text:style-name="T88">together to produce better quality of software.</text:span></text:p>
      <text:p text:style-name="P82">2. <text:span text:style-name="T55">What is the need for DevOps?</text:span></text:p>
      <text:p text:style-name="P6"><text:tab/>Instead of releasing big sets of features, companies are trying to see if small features can be transported to their customers through a series of release trains. This has many advantages like quick feedback from customers, better quality of software etc. which in turn leads to high customer satisfaction. To achieve this, companies are required to:</text:p>
      <text:p text:style-name="P6"/>
      <text:p text:style-name="P6">Increase deployment frequency</text:p>
      <text:p text:style-name="P6"/>
      <text:p text:style-name="P6">Lower failure rate of new releases</text:p>
      <text:p text:style-name="P6"/>
      <text:p text:style-name="P6">Shortened lead time between fixes</text:p>
      <text:p text:style-name="P6"/>
      <text:p text:style-name="P6">Faster mean time to recovery in the event of new release crashing</text:p>
      <text:p text:style-name="P6"/>
      <text:p text:style-name="P6">DevOps fulfills all these requirements and helps in achieving seamless software delivery.</text:p>
      <text:p text:style-name="P14"/>
      <text:p text:style-name="P83">Q3) <text:span text:style-name="T55">How is DevOps different from Agile / SDLC?</text:span></text:p>
      <text:p text:style-name="P14"><text:span text:style-name="T55">(</text:span>SDLC Life Cycle : Planning-&gt;Defining-&gt;<text:tab/>Designing-&gt;Building-&gt;Testing-&gt;Deployment )</text:p>
      <text:p text:style-name="P14"/>
      <text:p text:style-name="P7">Agile is a set of values and principles about how to produce i.e. develop software. Example: if you have some ideas and you want to turn those ideas into working software, you can use the Agile values and principles as a way to do that. But, that software might only be working on a developer’s laptop or in a test environment. You want a way to quickly, easily and repeatably move that software into production infrastructure, in a safe and simple way. To do that you need DevOps tools and techniques.</text:p>
      <text:p text:style-name="P7"/>
      <text:p text:style-name="P7"><text:s/>Agile software development methodology focuses on the development of software but DevOps on the other hand is responsible for development as well as deployment of the software in the safest and most reliable way possible.</text:p>
      <text:p text:style-name="P7"/>
      <text:p text:style-name="P84">Q4) <text:span text:style-name="T55">What are the advantages of DevOps?</text:span></text:p>
      <text:p text:style-name="P8"/>
      <text:p text:style-name="P15"><text:span text:style-name="T55"><text:tab/></text:span>1. <text:span text:style-name="T55">Continuous software delivery</text:span></text:p>
      <text:p text:style-name="P15"><text:span text:style-name="T55"><text:tab/></text:span>2.<text:span text:style-name="T55">Faster delivery of features</text:span></text:p>
      <text:p text:style-name="P20"><text:span text:style-name="T55"><text:tab/>3. </text:span>Early detection and faster correction of defects that helps provide the best services and robust features that must be delivered to customers.</text:p>
      <text:p text:style-name="P20"><text:soft-page-break/><text:tab/><text:span text:style-name="T57">4. Stable operating environments.</text:span></text:p>
      <text:p text:style-name="P15"><text:tab/>5. Time to focus – thus improving quality</text:p>
      <text:p text:style-name="P16"><text:tab/>6. Improve collaboration between teams</text:p>
      <text:p text:style-name="P17"><text:tab/>7. Less complex problems to fix</text:p>
      <text:p text:style-name="P9"><text:tab/></text:p>
      <text:p text:style-name="P85"><text:span text:style-name="T55">Q</text:span>5 )<text:tab/> <text:span text:style-name="T55">What is the most important thing DevOps helps us achieve ?</text:span></text:p>
      <text:p text:style-name="P10"><text:tab/></text:p>
      <text:p text:style-name="P10"><text:tab/>the most important thing that DevOps helps us achieve is to get the changes into production as quickly as possible while minimizing risks in software quality assurance and compliance.</text:p>
      <text:p text:style-name="P10"/>
      <text:p text:style-name="P86"><text:span text:style-name="T55">Q</text:span>6) <text:span text:style-name="T55">What is Version control?</text:span></text:p>
      <text:p text:style-name="P11">It is a system that records changes to a file over time so that <text:span text:style-name="T56">we</text:span> can recall specific versions later. <text:s/>Version control systems consist of a central shared repository where teammates can commit changes to a file. </text:p>
      <text:p text:style-name="P11"/>
      <text:p text:style-name="P11">Version control allows you to:</text:p>
      <text:p text:style-name="P11"/>
      <text:p text:style-name="P11">Revert files back to a previous state.</text:p>
      <text:p text:style-name="P11"/>
      <text:p text:style-name="P11">Revert the entire project back to a previous state.</text:p>
      <text:p text:style-name="P11"/>
      <text:p text:style-name="P11">Compare changes over time.</text:p>
      <text:p text:style-name="P11"/>
      <text:p text:style-name="P11">See who last modified something that might be causing a problem.</text:p>
      <text:p text:style-name="P11"/>
      <text:p text:style-name="P11">Who introduced an issue and when.</text:p>
      <text:p text:style-name="P11"/>
      <text:p text:style-name="P87">Q7) <text:span text:style-name="T55">What are the benefits of using version control?</text:span></text:p>
      <text:p text:style-name="P12"/>
      <text:p text:style-name="P37"><text:span text:style-name="T46">Version control systems allow you to compare files, identify differences, and merge the changes if needed prior to committing any code. Versioning is also a great way to keep track of application builds </text:span>by being able to identify which version is currently in development, QA, and production.</text:p>
      <text:p text:style-name="P13">Version control allows you to:</text:p>
      <text:p text:style-name="P13"/>
      <text:p text:style-name="P13">Revert files back to a previous state.</text:p>
      <text:p text:style-name="P13"/>
      <text:p text:style-name="P13">Revert the entire project back to a previous state.</text:p>
      <text:p text:style-name="P13"/>
      <text:p text:style-name="P13">Compare changes over time.</text:p>
      <text:p text:style-name="P13"/>
      <text:p text:style-name="P13">See who last modified something that might be causing a problem.</text:p>
      <text:p text:style-name="P13"/>
      <text:p text:style-name="P13">Who introduced an issue and when.</text:p>
      <text:p text:style-name="P13"/>
      <text:p text:style-name="P88">Q8) Difference between CVCS ( Central VCS ), DVCS ( Distributed VCS ) ?</text:p>
      <text:p text:style-name="P22"><text:tab/></text:p>
      <text:p text:style-name="P38"><text:span text:style-name="T47"><text:tab/></text:span><text:span text:style-name="T44">CVCS</text:span><text:span text:style-name="T48"> : </text:span>Centralized Version Control is the simplest system with the concept of 1 central repository which server<text:span text:style-name="T90">s</text:span> provides latest <text:soft-page-break/>code to the all the clients across the globe.</text:p>
      <text:p text:style-name="P39"><text:span text:style-name="T44">DVCS</text:span><text:span text:style-name="T59"> : </text:span>Distributed Version Control provides flexibility with the concept that everyone has their own repository, they fully mirror the central repository <text:span text:style-name="T59">instead of checkout the sanp shot of the code</text:span>.</text:p>
      <text:p text:style-name="P38"/>
      <text:p text:style-name="P40"><text:span text:style-name="T60">Differences : 1. </text:span>CVCS is dependent on the access to the server whereas DVCS provides the benefits to work offline.</text:p>
      <text:p text:style-name="P41"><text:tab/><text:span text:style-name="T60">2. </text:span>DVCS gives an ability that developers can share changes with one or two other members of team at a time if they want to get some feedback before <text:span text:style-name="T60">commit</text:span></text:p>
      <text:p text:style-name="P41"><text:span text:style-name="T60"><text:tab/>3. In DVCS </text:span>if the main server’s repository crashes, <text:span text:style-name="T61">we</text:span> still have a local repository in every developer’s local space <text:span text:style-name="T61">from which we can create the main repository.</text:span></text:p>
      <text:p text:style-name="P80"><text:span text:style-name="T3"><text:tab/></text:span><text:span text:style-name="T4">4. <text:tab/>I</text:span><text:span text:style-name="T29">n DVCS </text:span><text:span text:style-name="T28">Performing actions other than pushing and pulling changesets is </text:span><text:span text:style-name="Emphasis"><text:span text:style-name="T28">extremely</text:span></text:span><text:span text:style-name="T28"> fast because the tool only needs to access the hard drive, not a remote server.</text:span></text:p>
      <text:p text:style-name="P41"><text:span text:style-name="T62"><text:tab/></text:span><text:span text:style-name="T63">5. We can work offline in DVCS.</text:span></text:p>
      <text:p text:style-name="P73"><text:tab/>6. If our <text:tab/>project has a very long history (50,000 changesets or more), downloading the entire history can take an impractical amount of time and disk space ( Disadvantage of DVCS ).</text:p>
      <text:p text:style-name="P80"><text:span text:style-name="T29"><text:tab/></text:span><text:span text:style-name="T30">7. </text:span><text:span text:style-name="Strong_20_Emphasis"><text:span text:style-name="Emphasis"><text:span text:style-name="T27">Branching and merging is easy.</text:span></text:span></text:span></text:p>
      <text:p text:style-name="P73"/>
      <text:p text:style-name="P89">Q<text:span text:style-name="T58">9</text:span>) What is Git?</text:p>
      <text:p text:style-name="P21"><text:tab/>Git is a Distributed Version Control system (DVCS). It can track changes to a file and allows us to revert back to any particular change.</text:p>
      <text:p text:style-name="P21"><text:tab/>The Main difference between SVN and GIT is it does not rely on a central server to store all the versions of a project’s files. Instead, every developer “clones” a copy of a repository, SO every developer having a copy of entire project history in therir local machines. SO In case of any server outage we can recovery from one our team mate local machine.</text:p>
      <text:p text:style-name="P21"/>
      <text:p text:style-name="P90">Q10) <text:span text:style-name="T64">Difference between SVN and GIT?</text:span></text:p>
      <table:table table:name="Table1" table:style-name="Table1">
        <table:table-column table:style-name="Table1.A"/>
        <table:table-column table:style-name="Table1.B"/>
        <table:table-row>
          <table:table-cell table:style-name="Table1.A1" office:value-type="string">
            <text:p text:style-name="P164"><text:s/><text:span text:style-name="T64">SVN</text:span></text:p>
          </table:table-cell>
          <table:table-cell table:style-name="Table1.B1" office:value-type="string">
            <text:p text:style-name="P164"><text:s/><text:span text:style-name="T64">GIT</text:span></text:p>
          </table:table-cell>
        </table:table-row>
        <table:table-row>
          <table:table-cell table:style-name="Table1.A2" office:value-type="string">
            <text:p text:style-name="P165">1.SVN is Centralized VCS</text:p>
          </table:table-cell>
          <table:table-cell table:style-name="Table1.B2" office:value-type="string">
            <text:p text:style-name="P165">1. GIT is a distributed VCS.</text:p>
          </table:table-cell>
        </table:table-row>
        <table:table-row>
          <table:table-cell table:style-name="Table1.A2" office:value-type="string">
            <text:p text:style-name="P165">2.It’s relay on central server</text:p>
          </table:table-cell>
          <table:table-cell table:style-name="Table1.B2" office:value-type="string">
            <text:p text:style-name="P165">2. Except push or pull we can work offline</text:p>
          </table:table-cell>
        </table:table-row>
        <table:table-row>
          <table:table-cell table:style-name="Table1.A2" office:value-type="string">
            <text:p text:style-name="P165">3.</text:p>
          </table:table-cell>
          <table:table-cell table:style-name="Table1.B2" office:value-type="string">
            <text:p text:style-name="P167"><text:span text:style-name="T65">3. </text:span>Git branches are easier to work with than SVN branches.</text:p>
          </table:table-cell>
        </table:table-row>
        <table:table-row>
          <table:table-cell table:style-name="Table1.A2" office:value-type="string">
            <text:p text:style-name="P166">4. In SVN for each action we need to contact with central repository.</text:p>
          </table:table-cell>
          <table:table-cell table:style-name="Table1.B2" office:value-type="string">
            <text:p text:style-name="P166">4. In GIT we make changes in locally and commit the changes to local reposiory and push the cahnges to central repository to made it as public.</text:p>
          </table:table-cell>
        </table:table-row>
        <table:table-row>
          <table:table-cell table:style-name="Table1.A2" office:value-type="string">
            <text:p text:style-name="P164"/>
          </table:table-cell>
          <table:table-cell table:style-name="Table1.B2" office:value-type="string">
            <text:p text:style-name="P164"/>
          </table:table-cell>
        </table:table-row>
      </table:table>
      <text:p text:style-name="P23"/>
      <text:p text:style-name="P23"/>
      <text:p text:style-name="P25"/>
      <text:p text:style-name="P91"><text:soft-page-break/>Q11). <text:span text:style-name="T66">What are the three main steps in GIT?</text:span></text:p>
      <text:p text:style-name="P24"><text:tab/><text:span text:style-name="T66">Working Directory ---&gt; Stage or Index ---&gt; Local Repository</text:span></text:p>
      <text:p text:style-name="P92">Q12) How to add untracked fiels to git?</text:p>
      <text:p text:style-name="P25"><text:tab/>$ git add filename</text:p>
      <text:p text:style-name="P92">Q13) How to tracked or untracked files to staging area?</text:p>
      <text:p text:style-name="P25"><text:tab/>$ git add filename</text:p>
      <text:p text:style-name="P94">Q14) What is the command to write commit message (or) how to add files form STAGE to local repository?</text:p>
      <text:p text:style-name="P26"><text:tab/>$ git commit -m “ commit message “ ( Here commit message for future reference ).</text:p>
      <text:p text:style-name="P93">Q15 ) how to add files directly (Tracked files ) from Working directory to local repo (Or) How to commit the files ( tracked files ) directly skip the staging area?</text:p>
      <text:p text:style-name="P27"><text:tab/>$ git commit -a -m “ Commit message “</text:p>
      <text:p text:style-name="P28">Q15)</text:p>
      <text:p text:style-name="P28"/>
      <text:p text:style-name="P28"><text:tab/><text:tab/><text:tab/><text:tab/><text:tab/><text:tab/><text:tab/><text:tab/><text:tab/><text:tab/></text:p>
      <text:p text:style-name="P28"/>
      <text:p text:style-name="P28"><draw:g text:anchor-type="paragraph" draw:z-index="0" draw:name="Shape1" draw:style-name="gr1"><draw:custom-shape draw:style-name="gr2" draw:text-style-name="P171" svg:width="1.373cm" svg:height="9.401cm" svg:x="8.456cm" svg:y="0.316cm"><text:p/><draw:enhanced-geometry svg:viewBox="0 0 21600 21600" draw:mirror-horizontal="false" draw:mirror-vertical="false" draw:type="rectangle" draw:enhanced-path="M 0 0 L 21600 0 21600 21600 0 21600 0 0 Z N"/></draw:custom-shape><draw:custom-shape draw:style-name="gr2" draw:text-style-name="P171" svg:width="1.373cm" svg:height="9.401cm" svg:x="-1.455cm" svg:y="0.215cm"><text:p/><draw:enhanced-geometry svg:viewBox="0 0 21600 21600" draw:type="rectangle" draw:enhanced-path="M 0 0 L 21600 0 21600 21600 0 21600 0 0 Z N"/></draw:custom-shape><draw:custom-shape draw:style-name="gr3" draw:text-style-name="P171" svg:width="1.375cm" svg:height="9.401cm" svg:x="16.994cm" svg:y="0.016cm"><text:p/><draw:enhanced-geometry svg:viewBox="0 0 21600 21600" draw:mirror-horizontal="false" draw:mirror-vertical="false" draw:type="rectangle" draw:enhanced-path="M 0 0 L 21600 0 21600 21600 0 21600 0 0 Z N"/></draw:custom-shape><draw:line draw:style-name="gr4" draw:text-style-name="P172" svg:x1="0.016cm" svg:y1="2.815cm" svg:x2="8.652cm" svg:y2="2.715cm"><text:p/></draw:line><draw:line draw:style-name="gr4" draw:text-style-name="P172" svg:x1="0.016cm" svg:y1="4.015cm" svg:x2="8.652cm" svg:y2="4.115cm"><text:p/></draw:line><draw:line draw:style-name="gr4" draw:text-style-name="P172" svg:x1="8.554cm" svg:y1="5.515cm" svg:x2="-0.18cm" svg:y2="5.615cm"><text:p/></draw:line><draw:frame draw:style-name="gr5" draw:text-style-name="P174" svg:width="8.908cm" svg:height="3.174cm" svg:x="-0.083cm" svg:y="4.816cm"><draw:text-box><text:p text:style-name="P173"><text:span text:style-name="T91">Git checkout HEAD -- filenam</text:span></text:p><text:p text:style-name="P173"><text:span text:style-name="T91">(UNDO the git add &amp; discaard changes ) (or)</text:span></text:p><text:p text:style-name="P173"><text:span text:style-name="T91">Git reset --hard</text:span></text:p></draw:text-box></draw:frame><draw:line draw:style-name="gr4" draw:text-style-name="P172" svg:x1="8.359cm" svg:y1="7.915cm" svg:x2="-0.277cm" svg:y2="7.815cm"><text:p/></draw:line><draw:frame draw:style-name="gr6" draw:text-style-name="P174" svg:width="8.617cm" svg:height="3.174cm" svg:x="0.115cm" svg:y="8.315cm"><draw:text-box><text:p text:style-name="P173"><text:span text:style-name="T91">$git reset --mixed ( Undo the</text:span></text:p><text:p text:style-name="P173"><text:span text:style-name="T91">Git add but keep the changes (or)</text:span></text:p><text:p text:style-name="P173"><text:span text:style-name="T91">$ git reset HEAD filename</text:span></text:p></draw:text-box></draw:frame><draw:line draw:style-name="gr4" draw:text-style-name="P172" svg:x1="10.025cm" svg:y1="1.115cm" svg:x2="17.189cm" svg:y2="1.015cm"><text:p/></draw:line><draw:frame draw:style-name="gr7" draw:text-style-name="P174" svg:width="8.467cm" svg:height="0.983cm" svg:x="9.829cm" svg:y="0.215cm"><draw:text-box><text:p text:style-name="P173"><text:span text:style-name="T91">git commit -m “message”</text:span></text:p></draw:text-box></draw:frame><draw:line draw:style-name="gr4" draw:text-style-name="P172" svg:x1="17.09cm" svg:y1="2.815cm" svg:x2="10.025cm" svg:y2="3.215cm"><text:p/></draw:line><draw:frame draw:style-name="gr8" draw:text-style-name="P174" svg:width="6.744cm" svg:height="1.714cm" svg:x="10.321cm" svg:y="2.014cm"><draw:text-box><text:p text:style-name="P173"><text:span text:style-name="T91">git reset --soft HEAD~ </text:span></text:p><text:p text:style-name="P173"><text:span text:style-name="T91"/></text:p></draw:text-box></draw:frame></draw:g></text:p>
      <text:p text:style-name="P29"><draw:frame text:anchor-type="paragraph" draw:z-index="1" draw:name="Shape2" draw:style-name="gr9" draw:text-style-name="P174" svg:width="6.342cm" svg:height="0.983cm" svg:x="0.002cm" svg:y="1.443cm"><draw:text-box><text:p text:style-name="P173"><text:span text:style-name="T91">git add filename</text:span></text:p></draw:text-box></draw:frame><draw:frame text:anchor-type="paragraph" draw:z-index="2" draw:name="Shape3" draw:style-name="gr10" draw:text-style-name="P174" svg:width="3.76cm" svg:height="0.983cm" svg:x="0.478cm" svg:y="2.891cm"><draw:text-box><text:p text:style-name="P173"><text:span text:style-name="T91">git add .</text:span></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69">(OR)$git revert commit hash</text:span></text:p>
      <text:p text:style-name="P29"><text:tab/><text:tab/><text:tab/><text:tab/><text:tab/><text:tab/><text:tab/><text:tab/><text:tab/><text:span text:style-name="T69">(Undo the changes )</text:span></text:p>
      <text:p text:style-name="P29"><text:line-break/><text:tab/><text:tab/><text:tab/><text:tab/><text:tab/><text:tab/><text:tab/><text:tab/><text:tab/></text:p>
      <text:p text:style-name="P2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8"/>
      <text:p text:style-name="P33">(Note : Undo the modified <text:span text:style-name="T68">file </text:span>before $ git add:</text:p>
      <text:p text:style-name="P33"><text:tab/><text:tab/>$ git checkout -- filename )</text:p>
      <text:p text:style-name="P33"/>
      <text:p text:style-name="P1">On Working Directory:</text:p>
      <text:p text:style-name="P1"><text:tab/>1. Discard the edited changes:</text:p>
      <text:p text:style-name="P1"><text:tab/><text:tab/>$ git checkout –- filename</text:p>
      <text:p text:style-name="P1"><text:tab/></text:p>
      <text:p text:style-name="P1"><text:soft-page-break/>2. Revert the git add but keep the changes:</text:p>
      <text:p text:style-name="P1"><text:tab/>$ git reset –mixed (OR)</text:p>
      <text:p text:style-name="P1"><text:tab/>$ git reset HEAD filename</text:p>
      <text:p text:style-name="P1">3. Revert the git add and discard the changes too:</text:p>
      <text:p text:style-name="P1"><text:tab/>$ git reset –-hard (OR)</text:p>
      <text:p text:style-name="P1"><text:tab/>$ git checkout HEAD –- filename</text:p>
      <text:p text:style-name="P2">ON STAGE(oR)INDEX:</text:p>
      <text:p text:style-name="P2"><text:tab/>1. Revert the git commit but keep the changes:</text:p>
      <text:p text:style-name="P2"><text:tab/><text:tab/>$ git reset –-soft HEAD~n</text:p>
      <text:p text:style-name="P2"><text:tab/>2. revert the git commit and discard the changes:</text:p>
      <text:p text:style-name="P2"><text:tab/><text:tab/>$ git revert &lt;commit-hash&gt;</text:p>
      <text:p text:style-name="P3">On Commit:</text:p>
      <text:p text:style-name="P3"><text:tab/>To revert upto particular commit:</text:p>
      <text:p text:style-name="P3"><text:tab/>Ex: git log -5</text:p>
      <text:p text:style-name="P3"><text:tab/>a1commit1</text:p>
      <text:p text:style-name="P3"><text:tab/>b2commit2</text:p>
      <text:p text:style-name="P3"><text:tab/>c3commit3</text:p>
      <text:p text:style-name="P3"><text:tab/>d4commit4</text:p>
      <text:p text:style-name="P3"><text:tab/>e5commmit5</text:p>
      <text:p text:style-name="P3">In this case if we want to revert firsr 4 commits means upto d4 commit :</text:p>
      <text:p text:style-name="P3"><text:tab/>$ git revert e5commi</text:p>
      <text:p text:style-name="P3"><text:tab/><text:tab/>O/P: HEAD moved to e5commmit5</text:p>
      <text:p text:style-name="P3"><text:tab/>$ git log -5</text:p>
      <text:p text:style-name="P3"><text:tab/>o/p: e5commmit5</text:p>
      <text:p text:style-name="P1"><text:tab/></text:p>
      <text:p text:style-name="P95">Q16) How to add remote repository usename, email, URL?</text:p>
      <text:p text:style-name="P30"><text:tab/>$ git config --global user.name “sasipsr”</text:p>
      <text:p text:style-name="P30"><text:tab/>$ git config –-global user.mail “<text:a xlink:type="simple" xlink:href="mailto:psr2323@gmail.com" text:style-name="Internet_20_link" text:visited-style-name="Visited_20_Internet_20_Link">psr2323@gmail.com</text:a>”</text:p>
      <text:p text:style-name="P30">Like this various configuration things we can add</text:p>
      <text:p text:style-name="P30">---&gt; To see the configuration List</text:p>
      <text:p text:style-name="P30"><text:tab/>$ git config –-list<text:tab/></text:p>
      <text:p text:style-name="P31"/>
      <text:p text:style-name="P96">Q17) What is git bare repository?</text:p>
      <text:p text:style-name="P31"><text:tab/>A “bare” repository in Git just contains the version control information and no working files. A bare repository stores git revision history in the root folder of repository instead of in a .git subfolder.</text:p>
      <text:p text:style-name="P31">--<text:span text:style-name="T67">&gt; To initialize bare repository</text:span></text:p>
      <text:p text:style-name="P31"><text:tab/><text:tab/><text:span text:style-name="T67">$ git init --bare</text:span></text:p>
      <text:p text:style-name="P97">Q18). What language is used in Git?</text:p>
      <text:p text:style-name="P32"><text:tab/><text:tab/>C</text:p>
      <text:p text:style-name="P97">Q19). In Git how do you revert a commit that has already been pushed and made public?</text:p>
      <text:p text:style-name="P32"><text:tab/><text:span text:style-name="T70">$ git revert &lt;commithash&gt;</text:span></text:p>
      <text:p text:style-name="P98">Q20) What is the difference between git pull and git fetch?</text:p>
      <text:p text:style-name="P34"><text:tab/>Git pull command pulls new changes and update the current HEAD branch.</text:p>
      <text:p text:style-name="P42"><text:span text:style-name="T49"><text:tab/>GIT fetch also pull the new changes but </text:span>it doesn't integrate any of th<text:span text:style-name="T89">ese</text:span> new data into our working files. <text:span text:style-name="T72">It saves the data in new branch.</text:span></text:p>
      <text:p text:style-name="P42"><text:s/><text:span text:style-name="T71">$ git pull = git fetch+git merge</text:span></text:p>
      <text:p text:style-name="P43"/>
      <text:p text:style-name="P99"><text:soft-page-break/><text:span text:style-name="T71">Q</text:span>21) <text:span text:style-name="T73">What is ‘staging area’ or ‘index’ in Git?</text:span></text:p>
      <text:p text:style-name="P52"><text:tab/>Before completing the commits, it can be formatted and reviewed in an intermediate area known as ‘Staging Area’ or ‘Index’.</text:p>
      <text:p text:style-name="P100"><text:span text:style-name="T73">Q</text:span>22). What is Git stash?</text:p>
      <text:p text:style-name="P44"><text:tab/><text:span text:style-name="T74">In GIT sometime we dont want to commit our code and also we dont want to lose the unfinished code. In this <text:s/>case we use git stash command to record the current state of the woring directory and index in a stash. This stores the unfinished work in a stash and cleans the current branch from uncommited changes.</text:span></text:p>
      <text:p text:style-name="P45"><text:span text:style-name="T43">TO stash :</text:span> $ git stash save &lt;message&gt;</text:p>
      <text:p text:style-name="P46"><text:span text:style-name="T43">To reapply the satsh:</text:span> </text:p>
      <text:p text:style-name="P44"><text:s text:c="10"/>$ git stash apply (OR) (Still stash exist in list $git stash list)</text:p>
      <text:p text:style-name="P44"><text:tab/> <text:s text:c="4"/>$ git stash pop ( Apply and delete from the stas<text:span text:style-name="T74">e</text:span>h list)</text:p>
      <text:p text:style-name="P47"><text:span text:style-name="T43">To List the satsh List:</text:span> $ git stash list</text:p>
      <text:p text:style-name="P48"><text:span text:style-name="T43">To see the content of stash :</text:span> $ git stash show -p &lt;stash-id&gt;</text:p>
      <text:p text:style-name="P49"><text:span text:style-name="T43">Drop the stash (Dont want to add stash after ) :</text:span> $ git stash drop &lt;stash-id&gt;</text:p>
      <text:p text:style-name="P50"><text:span text:style-name="T43">Drop Latest stash </text:span>: $ git stash drop</text:p>
      <text:p text:style-name="P50"/>
      <text:p text:style-name="P101">Q23). What is Git stash drop?</text:p>
      <text:p text:style-name="P50"><text:tab/>Git ‘stash drop’ command is used to remove the latest stashed item.</text:p>
      <text:p text:style-name="P102">Q24). How do you find a list of files that has changed in a particular commit?</text:p>
      <text:p text:style-name="P51"><text:tab/>$ git <text:span text:style-name="T75">show &lt;commit-hash&gt; --name-only</text:span></text:p>
      <text:p text:style-name="P103">Q25). What is the function of ‘git config’?</text:p>
      <text:p text:style-name="P132"><text:span text:style-name="T5"><text:tab/></text:span><text:bookmark text:name="__w2_zsKrE4A_answer_content"/><text:span text:style-name="T3">Git config is the command to set </text:span><text:span text:style-name="T6">and get </text:span><text:span text:style-name="T3">the configurations related to git.</text:span></text:p>
      <text:p text:style-name="P133"/>
      <text:p text:style-name="P133"><text:span text:style-name="T3">Ex: Add user : $ git config </text:span><text:span text:style-name="T31">–-global user.name “username”</text:span><text:span text:style-name="T42">f</text:span></text:p>
      <text:p text:style-name="P74"><text:tab/>Add mail : git config –-global user.email “email address”</text:p>
      <text:p text:style-name="P74"/>
      <text:p text:style-name="P109">Q26) What does commit object contains?</text:p>
      <text:p text:style-name="P75"><text:tab/>Commit object contains the following components, </text:p>
      <text:p text:style-name="P75"><text:tab/> 1. A set of files, representing the state of a project at a given point of time</text:p>
      <text:p text:style-name="P75"><text:s text:c="2"/><text:tab/> 2.Reference to parent commit objects</text:p>
      <text:p text:style-name="P75"><text:s text:c="2"/><text:tab/> 3. An SHAI name, a 40 character string that uniquely identifies the commit object.</text:p>
      <text:p text:style-name="P110">Q27). How can you create a repository in Git?</text:p>
      <text:p text:style-name="P76"><text:tab/>$ git init</text:p>
      <text:p text:style-name="P111">Q28) How do you squash last N commits into a single commit?</text:p>
      <text:p text:style-name="P77"><text:tab/>$ git rebase -i HEAD~N</text:p>
      <text:p text:style-name="P134"><text:span text:style-name="T31"><text:tab/></text:span><text:span text:style-name="T32">( </text:span><text:span text:style-name="T33">f</text:span><text:span text:style-name="T32"> for fixed , r for rewrite ,e for edit )</text:span></text:p>
      <text:p text:style-name="P122"><text:span text:style-name="T32">Q</text:span><text:span text:style-name="T31">29)</text:span><text:span text:style-name="T32">. What is Git bisect? How can you use it to determine the source of a (regression) bug?</text:span></text:p>
      <text:p text:style-name="P135"><text:span text:style-name="T32"><text:tab/></text:span><text:span text:style-name="T34">Git bisect is used to find the commit that introduced a bug by using binary search.</text:span></text:p>
      <text:p text:style-name="P135"><text:span text:style-name="T34"><text:tab/></text:span><text:span text:style-name="T1">Proceedure: $ git bisect start</text:span></text:p>
      <text:p text:style-name="P4"><text:tab/><text:tab/><text:tab/> <text:s/>$ git bisect bad</text:p>
      <text:p text:style-name="P4"><text:tab/><text:tab/><text:tab/> <text:s/>$ git bisect next</text:p>
      <text:p text:style-name="P4"><text:soft-page-break/><text:tab/><text:tab/><text:tab/>$ git bisect good</text:p>
      <text:p text:style-name="P135"><text:span text:style-name="T34"><text:tab/></text:span><text:span text:style-name="T35">$ git bisect &lt;option&gt; &lt;commit-hash&gt;</text:span></text:p>
      <text:p text:style-name="P136"><text:span text:style-name="T35"><text:tab/><text:tab/></text:span><text:span text:style-name="T36">Ex: </text:span><text:span text:style-name="T37">$ </text:span><text:span text:style-name="T36">git bisect start<text:line-break/> <text:tab/><text:tab/><text:tab/></text:span><text:span text:style-name="T37">$ </text:span><text:span text:style-name="T36">git bisect good a12f4</text:span></text:p>
      <text:p text:style-name="P137"><text:span text:style-name="T36"><text:tab/><text:tab/></text:span><text:span text:style-name="T38">$ </text:span><text:span text:style-name="T36">git bisect bad a112f5</text:span></text:p>
      <text:p text:style-name="P137"><text:span text:style-name="T36"><text:tab/></text:span><text:span text:style-name="T38">`<text:tab/></text:span><text:span text:style-name="T37">$ git bisect next</text:span><text:span text:style-name="T36"> </text:span></text:p>
      <text:p text:style-name="P123"><text:span text:style-name="T36">Q</text:span><text:span text:style-name="T31">30)</text:span><text:span text:style-name="T36">. How do you configure a Git repository to run code sanity checking tools right before making commits, and preventing them if the test fails?</text:span></text:p>
      <text:p text:style-name="P138"><text:span text:style-name="T36"><text:tab/></text:span><text:span text:style-name="T39">A sanity or smoke test determines whether it is possible and reasonable to continue testing.</text:span></text:p>
      <text:p text:style-name="P138"><text:span text:style-name="T39"><text:s/></text:span><text:span text:style-name="T40"><text:tab/>Using git hooks we can do this. Git hook is a shell script to run the script at appropriate time ( Ex: before , after etc..).</text:span></text:p>
      <text:p text:style-name="P78"><text:span text:style-name="T40">E</text:span><text:span text:style-name="T31">X: Run a test cased before commit if test fails not allowed to commit:</text:span></text:p>
      <text:p text:style-name="P5"/>
      <text:p text:style-name="P35"><text:tab/>---&gt; cd .git/hooks/(8 samples)</text:p>
      <text:p text:style-name="P35"><text:tab/>---&gt; vim pre-commit</text:p>
      <text:p text:style-name="P79"><text:span text:style-name="T31"><text:tab/><text:tab/></text:span><text:span text:style-name="T41">#!/bin/sh</text:span></text:p>
      <text:p text:style-name="P36">files=$(git diff –cached –name-only –diff-filter=ACM | grep ‘.go$’)</text:p>
      <text:p text:style-name="P36">if [ -z files ]; then</text:p>
      <text:p text:style-name="P36">exit 0</text:p>
      <text:p text:style-name="P36">fi</text:p>
      <text:p text:style-name="P36">unfmtd=$(gofmt -l $files)</text:p>
      <text:p text:style-name="P36">if [ -z unfmtd ]; then</text:p>
      <text:p text:style-name="P36">exit 0</text:p>
      <text:p text:style-name="P36">fi</text:p>
      <text:p text:style-name="P36">echo “Some .go files are not fmt’d”</text:p>
      <text:p text:style-name="P36">exit 1</text:p>
      <text:p text:style-name="P35"/>
      <text:p text:style-name="P112">Q31). <text:span text:style-name="T76"><text:s/>Describe branching strategies you have used?</text:span></text:p>
      <text:p text:style-name="P112"/>
      <text:p text:style-name="P139">Master Branch :<text:span text:style-name="T45"> </text:span><text:span text:style-name="T50">The master branch is at origin and <text:s/></text:span><text:span text:style-name="T45">It’s the main bran</text:span><text:span text:style-name="T54">ch</text:span><text:span text:style-name="T45">.</text:span></text:p>
      <text:p text:style-name="P140">Develop Branch:<text:span text:style-name="T45"> The branch is at origin is always reflects latest deliveres development for the next release.When the develop branhc is ready for release <text:s/>all of the changes should be merged to mster </text:span><text:span text:style-name="T51">and tag with release number.</text:span></text:p>
      <text:p text:style-name="P141">Feature Branching: <text:span text:style-name="T45"><text:s/>feature branch may be from develop branch and must branch back into develop branch. </text:span><text:span text:style-name="T52">Branch naming convention anything except master, </text:span></text:p>
      <text:p text:style-name="P141"><text:span text:style-name="T78">Release Branch: </text:span><text:span text:style-name="T53">Once the develop branch has acquired enough features for a release, you can clone that branch to form a Release branch. Creating this branch starts the next release cycle.Once it is ready to ship, the release gets merged into master and tagged with a version number.</text:span></text:p>
      <text:p text:style-name="P152">Ex: $ git checkout -b release-1.1</text:p>
      <text:p text:style-name="P152"><text:tab/>$ git checkout master</text:p>
      <text:p text:style-name="P152"><text:tab/>$ git merge --no-ff release-1.1</text:p>
      <text:p text:style-name="P141"><text:span text:style-name="T53"><text:tab/>$ git tag -a v1.1</text:span><text:span text:style-name="T52"><text:tab/></text:span></text:p>
      <text:p text:style-name="P142"><text:span text:style-name="T77">H</text:span>ot Fix branch:<text:span text:style-name="T45"> When we find a bug in production we need to fix it immediaey we create hot fix branch and after fixing it we merged </text:span><text:soft-page-break/><text:span text:style-name="T45">back to master.</text:span></text:p>
      <text:p text:style-name="P115">Q3<text:span text:style-name="T81">2</text:span>)How will you know in Git if a branch has already been merged into master?</text:p>
      <text:p text:style-name="P143">git branch --merged</text:p>
      <text:p text:style-name="P143">git branch –no-merged It lists the branches that have not been merged.</text:p>
      <text:p text:style-name="P114">Q3<text:span text:style-name="T81">3</text:span>)What is Git rebase and how can it be used to resolve conflicts in a feature branch before merge?</text:p>
      <text:p text:style-name="P144"><text:tab/>The Git rebase command is a branch merge command, but the difference is that it modifies the order of commits.</text:p>
      <text:p text:style-name="P145"><text:tab/><text:span text:style-name="T79">The Git rebase command tries to put the commits from other branches on top of the HEAD of the current local branch.</text:span></text:p>
      <text:p text:style-name="P113">Q3<text:span text:style-name="T81">4</text:span>).<text:span text:style-name="T80">How to do svn-git&gt;</text:span></text:p>
      <text:p text:style-name="P146"><text:tab/><text:span text:style-name="T80">By using $ git svn clone &lt;filepath&gt;</text:span></text:p>
      <text:p text:style-name="P116">Q35) How to Edit an incorrect commit message in Git?</text:p>
      <text:p text:style-name="P147"><text:tab/>$ git commit --amend -m "This is your new git message"</text:p>
      <text:p text:style-name="P117">Q36) BRANCH:</text:p>
      <text:p text:style-name="P148"><text:tab/>create a branch : $ git branch branchname</text:p>
      <text:p text:style-name="P148"><text:tab/>To login to the branch : $ git checkout branchname</text:p>
      <text:p text:style-name="P148"><text:tab/>To Create &amp; Login : git checkout -b branchname</text:p>
      <text:p text:style-name="P148"><text:tab/>To delete a branch : git branch -d branchname</text:p>
      <text:p text:style-name="P148"><text:tab/>To rename branch : git branch -m oldbranhcname newbranchname</text:p>
      <text:p text:style-name="P118">Q37) How do I remove local files (Not in Repo) from my current Git branch?</text:p>
      <text:p text:style-name="P149"><text:tab/>git clean -f -q</text:p>
      <text:p text:style-name="P119">Q38) How to Change the URL for a remote Git repository?</text:p>
      <text:p text:style-name="P150"><text:tab/>git remote set-url origin git://this.is.new.url</text:p>
      <text:p text:style-name="P120">Q39) <text:span text:style-name="T82">How to Change the author of a commit in Git?</text:span></text:p>
      <text:p text:style-name="P151"><text:tab/><text:span text:style-name="T82">$ git rebase -i HEAD~N</text:span></text:p>
      <text:p text:style-name="P151"><text:tab/><text:span text:style-name="T82">$ edit the file: Add the below line:</text:span></text:p>
      <text:p text:style-name="P151"><text:tab/><text:tab/><text:span text:style-name="T82">$ exec git commit –-amend –-author =”name and email”</text:span></text:p>
      <text:p text:style-name="P121">Q40) What is the ‘Golden Rule of Rebasing’ in GIT?</text:p>
      <text:p text:style-name="P153"><text:span text:style-name="T83"><text:tab/></text:span><text:span text:style-name="T3">Never </text:span><text:span text:style-name="T2">rebase</text:span><text:span text:style-name="T3"> while you're on a public branch.</text:span></text:p>
      <text:p text:style-name="P106">Q41) What is git submodule?</text:p>
      <text:p text:style-name="P154"><text:span text:style-name="T7"><text:tab/></text:span><text:span text:style-name="T2">Submodules</text:span><text:span text:style-name="T3"> allow you to keep a </text:span><text:span text:style-name="T2">Git</text:span><text:span text:style-name="T3"> repository as a subdirectory of another </text:span><text:span text:style-name="T2">Git</text:span><text:span text:style-name="T3"> repository.</text:span></text:p>
      <text:p text:style-name="P56"><text:tab/>$ git submodule add &lt;URL&gt;</text:p>
      <text:p text:style-name="P124"><text:span text:style-name="T7">Q</text:span><text:span text:style-name="T3">42) What is git blame?</text:span></text:p>
      <text:p text:style-name="P155"><text:span text:style-name="T8"><text:tab/></text:span><text:span text:style-name="T3">git-blame - Show what revision and author last modified each line of a file</text:span><text:span text:style-name="T8">.</text:span></text:p>
      <text:p text:style-name="P57"><text:tab/>$ git blame &lt;filename&gt;</text:p>
      <text:p text:style-name="P125"><text:span text:style-name="T8">Q</text:span><text:span text:style-name="T3">43).</text:span><text:span text:style-name="T9">How can we ignore merge conflicts due to Whitespace?</text:span></text:p>
      <text:p text:style-name="P156"><text:span text:style-name="T9"><text:tab/>$ </text:span><text:span text:style-name="Source_20_Text"><text:span text:style-name="T9">git merge -Xignore-space-change <text:s text:c="2"/>(most preferred ) <text:s/>(OR)</text:span></text:span></text:p>
      <text:p text:style-name="P156"><text:span text:style-name="Source_20_Text"><text:span text:style-name="T9"><text:tab/>$ git merge -Xignore-all-space</text:span></text:span></text:p>
      <text:p text:style-name="P157"><text:span text:style-name="Source_20_Text"><text:span text:style-name="T86">Q44) What are the three main steps of working GIT?</text:span></text:span></text:p>
      <text:p text:style-name="P157"><text:span text:style-name="Source_20_Text"><text:span text:style-name="T10"><text:tab/>1.<text:tab/>the working directory </text:span></text:span></text:p>
      <text:p text:style-name="P157"><text:span text:style-name="Source_20_Text"><text:span text:style-name="T10"><text:tab/>2.<text:tab/></text:span></text:span><text:span text:style-name="T3">the index </text:span></text:p>
      <text:p text:style-name="P53"><text:tab/><text:span text:style-name="T84">3.<text:tab/></text:span>something called "HEAD" for creating and for retrieving commits </text:p>
      <text:p text:style-name="P104">Q44).<text:span text:style-name="T85"> What is filter-branch in GIT?</text:span></text:p>
      <text:p text:style-name="P54"/>
      <text:p text:style-name="P105">Q45). How will you split a commit into multiple commits?</text:p>
      <text:p text:style-name="P55"><text:tab/>Git rebase -i HEAD~n</text:p>
      <text:p text:style-name="P105"><text:soft-page-break/>Q46) What is git grep?</text:p>
      <text:p text:style-name="P158"><text:span text:style-name="T11"><text:tab/></text:span><text:span text:style-name="T3">git-grep - Print lines matching a pattern</text:span></text:p>
      <text:p text:style-name="P158"><text:span text:style-name="T11"><text:tab/>$ </text:span><text:span text:style-name="T12">git grep &lt;to find&gt; </text:span></text:p>
      <text:p text:style-name="P158"><text:span text:style-name="T12"><text:tab/>(OR) $ git grep &lt;sasi&gt; *.txt( Search for sasi in all .txt ) </text:span><text:span text:style-name="T13">(OR) $ git grep sasi &lt;commithash&gt;</text:span></text:p>
      <text:p text:style-name="P58"/>
      <text:p text:style-name="P126"><text:span text:style-name="T13">Q</text:span><text:span text:style-name="T3">47) What is git protocal?</text:span></text:p>
      <text:p text:style-name="P159"><text:span text:style-name="T3">The </text:span><text:span text:style-name="T2">git protocol</text:span><text:span text:style-name="T3"> is a special daemon that comes packaged with </text:span><text:span text:style-name="T2">Git</text:span><text:span text:style-name="T3">; it listens on a dedicated port (9418) that provides a service similar to the SSH </text:span><text:span text:style-name="T2">protocol</text:span><text:span text:style-name="T3">, but with absolutely no authentication.</text:span></text:p>
      <text:p text:style-name="P59"/>
      <text:p text:style-name="P107">Q48) What are the four major protocols used by GIT for data transfer?</text:p>
      <text:p text:style-name="P60"><text:tab/>1. Local Protocal</text:p>
      <text:p text:style-name="P60"><text:tab/>2. SSH protocal,</text:p>
      <text:p text:style-name="P60"><text:tab/>3. HTTP’s Protocal</text:p>
      <text:p text:style-name="P60"><text:tab/>4. GIT Protocal.</text:p>
      <text:p text:style-name="P108">Q49). How can we configure GIT to not ask for password every time?</text:p>
      <text:p text:style-name="P160"><text:span text:style-name="T3"><text:tab/></text:span><text:span text:style-name="T14">1. Set The remote URL:</text:span></text:p>
      <text:p text:style-name="P160"><text:span text:style-name="T14"><text:tab/> <text:s/>$ git remote set-url origin </text:span><text:a xlink:type="simple" xlink:href="mailto:git@github.com" text:style-name="Internet_20_link" text:visited-style-name="Visited_20_Internet_20_Link"><text:span text:style-name="T14">git@github.com</text:span></text:a><text:span text:style-name="T14">:username/repo.gi</text:span><text:span text:style-name="T15">t</text:span></text:p>
      <text:p text:style-name="P160"><text:span text:style-name="T14"><text:tab/></text:span><text:span text:style-name="T15">2. Generate SSH Key:</text:span></text:p>
      <text:p text:style-name="P61"><text:tab/><text:tab/>$ ssh-keygen -t rsa -b 4096 -C “our email address”</text:p>
      <text:p text:style-name="P61"><text:tab/>3. start ssh services:</text:p>
      <text:p text:style-name="P61"><text:tab/><text:tab/>$ eval “$(ssh-agent -s)”</text:p>
      <text:p text:style-name="P61"><text:tab/>4 Add ssh private key</text:p>
      <text:p text:style-name="P61"><text:tab/><text:tab/>$ ssh-add ~/.ssh/id_rsa<text:tab/></text:p>
      <text:p text:style-name="P160"><text:span text:style-name="T15"><text:tab/></text:span><text:span text:style-name="T16">5 Copy the ssh public l=key:</text:span></text:p>
      <text:p text:style-name="P62"><text:tab/><text:tab/>cd ~/.ssh</text:p>
      <text:p text:style-name="P62"><text:tab/><text:tab/>cat id_rsa.pub</text:p>
      <text:p text:style-name="P62"><text:tab/><text:tab/>copy the key</text:p>
      <text:p text:style-name="P62"><text:tab/>6. Go to the Git hub</text:p>
      <text:p text:style-name="P62"><text:tab/><text:tab/>--&gt; Settings--&gt; SSH Keys--&gt;create New Key--&gt; Paste and <text:s text:c="4"/><text:tab/><text:tab/><text:tab/>Save. </text:p>
      <text:p text:style-name="P127"><text:span text:style-name="T16">Q</text:span><text:span text:style-name="T3">50). Tagging?</text:span></text:p>
      <text:p text:style-name="P63"><text:tab/>Git has the ability to tag specific points in history as being important, This is usually done to mark a release point.</text:p>
      <text:p text:style-name="P161"><text:span text:style-name="T3"><text:tab/></text:span><text:span text:style-name="T17">Create Tags:</text:span></text:p>
      <text:p text:style-name="P64"><text:tab/>Step 1. Check the branch where we want to create tag.</text:p>
      <text:p text:style-name="P64"><text:tab/><text:tab/><text:tab/>$ git checkout branch_name</text:p>
      <text:p text:style-name="P161"><text:span text:style-name="T17"><text:tab/>2. </text:span><text:span text:style-name="T18">Create Tag with some name</text:span></text:p>
      <text:p text:style-name="P161"><text:span text:style-name="T18"><text:tab/><text:tab/>$ git tag v1.0 </text:span><text:span text:style-name="T19">( Light weight tag )</text:span></text:p>
      <text:p text:style-name="P65"><text:tab/><text:tab/><text:tab/>(OR create annotaed tag)</text:p>
      <text:p text:style-name="P161"><text:span text:style-name="T18"><text:tab/><text:tab/>$ git tag -a v1.0 -m “This is tag for v1.0” </text:span><text:span text:style-name="T19">( Having message and other information)</text:span></text:p>
      <text:p text:style-name="P161"><text:span text:style-name="T18"><text:tab/>3. </text:span><text:span text:style-name="T20">Display tags:</text:span></text:p>
      <text:p text:style-name="P66"><text:tab/><text:tab/>$ git tag (or)</text:p>
      <text:p text:style-name="P66"><text:tab/><text:tab/>$ git show v1.0</text:p>
      <text:p text:style-name="P66"><text:tab/>4 Push tags to remote</text:p>
      <text:p text:style-name="P66"><text:tab/><text:tab/>$ git push origin v1.0 (OR)</text:p>
      <text:p text:style-name="P66"><text:tab/><text:tab/>$ git push origin –-tags</text:p>
      <text:p text:style-name="P66"><text:tab/><text:tab/>$ git push –-tags</text:p>
      <text:p text:style-name="P67"><text:tab/></text:p>
      <text:p text:style-name="P162"><text:soft-page-break/><text:span text:style-name="T20"><text:tab/></text:span><text:span text:style-name="T21">5. Delete Tags if required:</text:span></text:p>
      <text:p text:style-name="P68"><text:tab/><text:tab/>$ git tag -d v1.0</text:p>
      <text:p text:style-name="P161"><text:span text:style-name="T21"><text:tab/></text:span><text:span text:style-name="T22">To delte in remote repo : $ git push </text:span><text:span text:style-name="T23">origin </text:span><text:span text:style-name="T22">-d v1.0</text:span></text:p>
      <text:p text:style-name="P161"><text:span text:style-name="T22"><text:s/>--</text:span><text:span text:style-name="T23">&gt; Create tag for previous commit:</text:span></text:p>
      <text:p text:style-name="P69"><text:tab/><text:tab/>$ git tag &lt;tagname&gt; &lt;refernce of commit&gt;</text:p>
      <text:p text:style-name="P128"><text:span text:style-name="T23">Q</text:span><text:span text:style-name="T3">51) How can we rename git remote repository&gt;</text:span></text:p>
      <text:p text:style-name="P70"><text:tab/>--&gt; Github---&gt;Click on repository--&gt;settings--&gt;Repositoryname</text:p>
      <text:p text:style-name="P129"><text:span text:style-name="T3">Q52) </text:span><text:span text:style-name="T24">How can we see differences between two commits in GIT?</text:span></text:p>
      <text:p text:style-name="P71"><text:tab/>$ git diff &lt;SHA1&gt; &lt;SHA2&gt;</text:p>
      <text:p text:style-name="P130"><text:span text:style-name="T24">Q</text:span><text:span text:style-name="T3">53)</text:span><text:span text:style-name="T25"> <text:s/></text:span><text:span text:style-name="T26">What is cherry-pick in GIT?</text:span></text:p>
      <text:p text:style-name="P72"><text:tab/>Cherry picking in git means to choose a commit from one branch and apply it onto another. </text:p>
      <text:p text:style-name="P163"><text:span text:style-name="T26">$ </text:span><text:span text:style-name="T3">git checkout master</text:span></text:p>
      <text:p text:style-name="P169">$ git cherry-pick &lt;commit-hash&gt;</text:p>
      <text:p text:style-name="P169"/>
      <text:p text:style-name="P1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2T17:59:07.102118611</dc:date>
    <meta:editing-duration>PT22H8M24S</meta:editing-duration>
    <meta:editing-cycles>152</meta:editing-cycles>
    <meta:generator>LibreOffice/5.1.6.2$Linux_X86_64 LibreOffice_project/10m0$Build-2</meta:generator>
    <meta:document-statistic meta:table-count="1" meta:image-count="0" meta:object-count="0" meta:page-count="10" meta:paragraph-count="297" meta:word-count="2933" meta:character-count="16797" meta:non-whitespace-character-count="13556"/>
  </office:meta>
</office:document-meta>
</file>